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9.25pt" svg:height="603.1pt" svg:x="152.19pt" svg:y="65.51pt">
            <draw:object draw:notify-on-update-of-ranges="Sheet1.A1:Sheet1.A5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.2705115" calcext:value-type="float">
            <text:p>10.2705115</text:p>
          </table:table-cell>
        </table:table-row>
        <table:table-row table:style-name="ro1">
          <table:table-cell office:value-type="float" office:value="10.2185048" calcext:value-type="float">
            <text:p>10.2185048</text:p>
          </table:table-cell>
        </table:table-row>
        <table:table-row table:style-name="ro1">
          <table:table-cell office:value-type="float" office:value="10.2250214" calcext:value-type="float">
            <text:p>10.2250214</text:p>
          </table:table-cell>
        </table:table-row>
        <table:table-row table:style-name="ro1">
          <table:table-cell office:value-type="float" office:value="10.2127881" calcext:value-type="float">
            <text:p>10.2127881</text:p>
          </table:table-cell>
        </table:table-row>
        <table:table-row table:style-name="ro1">
          <table:table-cell office:value-type="float" office:value="10.8183449" calcext:value-type="float">
            <text:p>10.8183449</text:p>
          </table:table-cell>
        </table:table-row>
        <table:table-row table:style-name="ro1">
          <table:table-cell office:value-type="float" office:value="10.2053464" calcext:value-type="float">
            <text:p>10.2053464</text:p>
          </table:table-cell>
        </table:table-row>
        <table:table-row table:style-name="ro1">
          <table:table-cell office:value-type="float" office:value="10.1958042" calcext:value-type="float">
            <text:p>10.1958042</text:p>
          </table:table-cell>
        </table:table-row>
        <table:table-row table:style-name="ro1">
          <table:table-cell office:value-type="float" office:value="11.0548334" calcext:value-type="float">
            <text:p>11.0548334</text:p>
          </table:table-cell>
        </table:table-row>
        <table:table-row table:style-name="ro1">
          <table:table-cell office:value-type="float" office:value="10.2031322" calcext:value-type="float">
            <text:p>10.2031322</text:p>
          </table:table-cell>
        </table:table-row>
        <table:table-row table:style-name="ro1">
          <table:table-cell office:value-type="float" office:value="10.204865" calcext:value-type="float">
            <text:p>10.204865</text:p>
          </table:table-cell>
        </table:table-row>
        <table:table-row table:style-name="ro1">
          <table:table-cell office:value-type="float" office:value="10.211152" calcext:value-type="float">
            <text:p>10.211152</text:p>
          </table:table-cell>
        </table:table-row>
        <table:table-row table:style-name="ro1">
          <table:table-cell office:value-type="float" office:value="10.193061" calcext:value-type="float">
            <text:p>10.193061</text:p>
          </table:table-cell>
        </table:table-row>
        <table:table-row table:style-name="ro1">
          <table:table-cell office:value-type="float" office:value="10.211665" calcext:value-type="float">
            <text:p>10.211665</text:p>
          </table:table-cell>
        </table:table-row>
        <table:table-row table:style-name="ro1">
          <table:table-cell office:value-type="float" office:value="10.214725" calcext:value-type="float">
            <text:p>10.214725</text:p>
          </table:table-cell>
        </table:table-row>
        <table:table-row table:style-name="ro1">
          <table:table-cell office:value-type="float" office:value="10.211118" calcext:value-type="float">
            <text:p>10.211118</text:p>
          </table:table-cell>
        </table:table-row>
        <table:table-row table:style-name="ro1">
          <table:table-cell office:value-type="float" office:value="10.207144" calcext:value-type="float">
            <text:p>10.207144</text:p>
          </table:table-cell>
        </table:table-row>
        <table:table-row table:style-name="ro1">
          <table:table-cell office:value-type="float" office:value="10.211081" calcext:value-type="float">
            <text:p>10.211081</text:p>
          </table:table-cell>
        </table:table-row>
        <table:table-row table:style-name="ro1">
          <table:table-cell office:value-type="float" office:value="10.209982" calcext:value-type="float">
            <text:p>10.209982</text:p>
          </table:table-cell>
        </table:table-row>
        <table:table-row table:style-name="ro1">
          <table:table-cell office:value-type="float" office:value="10.965343" calcext:value-type="float">
            <text:p>10.965343</text:p>
          </table:table-cell>
        </table:table-row>
        <table:table-row table:style-name="ro1">
          <table:table-cell office:value-type="float" office:value="10.214116" calcext:value-type="float">
            <text:p>10.214116</text:p>
          </table:table-cell>
        </table:table-row>
        <table:table-row table:style-name="ro1">
          <table:table-cell office:value-type="float" office:value="10.853578" calcext:value-type="float">
            <text:p>10.853578</text:p>
          </table:table-cell>
        </table:table-row>
        <table:table-row table:style-name="ro1">
          <table:table-cell office:value-type="float" office:value="10.223508" calcext:value-type="float">
            <text:p>10.223508</text:p>
          </table:table-cell>
        </table:table-row>
        <table:table-row table:style-name="ro1">
          <table:table-cell office:value-type="float" office:value="10.211926" calcext:value-type="float">
            <text:p>10.211926</text:p>
          </table:table-cell>
        </table:table-row>
        <table:table-row table:style-name="ro1">
          <table:table-cell office:value-type="float" office:value="10.213516" calcext:value-type="float">
            <text:p>10.213516</text:p>
          </table:table-cell>
        </table:table-row>
        <table:table-row table:style-name="ro1">
          <table:table-cell office:value-type="float" office:value="10.218001" calcext:value-type="float">
            <text:p>10.218001</text:p>
          </table:table-cell>
        </table:table-row>
        <table:table-row table:style-name="ro1">
          <table:table-cell office:value-type="float" office:value="10.206362" calcext:value-type="float">
            <text:p>10.206362</text:p>
          </table:table-cell>
        </table:table-row>
        <table:table-row table:style-name="ro1">
          <table:table-cell office:value-type="float" office:value="10.208755" calcext:value-type="float">
            <text:p>10.208755</text:p>
          </table:table-cell>
        </table:table-row>
        <table:table-row table:style-name="ro1">
          <table:table-cell office:value-type="float" office:value="10.218167" calcext:value-type="float">
            <text:p>10.218167</text:p>
          </table:table-cell>
        </table:table-row>
        <table:table-row table:style-name="ro1">
          <table:table-cell office:value-type="float" office:value="10.496896" calcext:value-type="float">
            <text:p>10.496896</text:p>
          </table:table-cell>
        </table:table-row>
        <table:table-row table:style-name="ro1">
          <table:table-cell office:value-type="float" office:value="10.263204" calcext:value-type="float">
            <text:p>10.263204</text:p>
          </table:table-cell>
        </table:table-row>
        <table:table-row table:style-name="ro1">
          <table:table-cell office:value-type="float" office:value="10.216095" calcext:value-type="float">
            <text:p>10.216095</text:p>
          </table:table-cell>
        </table:table-row>
        <table:table-row table:style-name="ro1">
          <table:table-cell office:value-type="float" office:value="10.218434" calcext:value-type="float">
            <text:p>10.218434</text:p>
          </table:table-cell>
        </table:table-row>
        <table:table-row table:style-name="ro1">
          <table:table-cell office:value-type="float" office:value="10.228417" calcext:value-type="float">
            <text:p>10.228417</text:p>
          </table:table-cell>
        </table:table-row>
        <table:table-row table:style-name="ro1">
          <table:table-cell office:value-type="float" office:value="10.261586" calcext:value-type="float">
            <text:p>10.261586</text:p>
          </table:table-cell>
        </table:table-row>
        <table:table-row table:style-name="ro1">
          <table:table-cell office:value-type="float" office:value="10.215302" calcext:value-type="float">
            <text:p>10.215302</text:p>
          </table:table-cell>
        </table:table-row>
        <table:table-row table:style-name="ro1">
          <table:table-cell office:value-type="float" office:value="10.212154" calcext:value-type="float">
            <text:p>10.212154</text:p>
          </table:table-cell>
        </table:table-row>
        <table:table-row table:style-name="ro1">
          <table:table-cell office:value-type="float" office:value="10.215713" calcext:value-type="float">
            <text:p>10.215713</text:p>
          </table:table-cell>
        </table:table-row>
        <table:table-row table:style-name="ro1">
          <table:table-cell office:value-type="float" office:value="10.216688" calcext:value-type="float">
            <text:p>10.216688</text:p>
          </table:table-cell>
        </table:table-row>
        <table:table-row table:style-name="ro1">
          <table:table-cell office:value-type="float" office:value="10.219154" calcext:value-type="float">
            <text:p>10.219154</text:p>
          </table:table-cell>
        </table:table-row>
        <table:table-row table:style-name="ro1">
          <table:table-cell office:value-type="float" office:value="10.219002" calcext:value-type="float">
            <text:p>10.219002</text:p>
          </table:table-cell>
        </table:table-row>
        <table:table-row table:style-name="ro1">
          <table:table-cell office:value-type="float" office:value="10.220748" calcext:value-type="float">
            <text:p>10.220748</text:p>
          </table:table-cell>
        </table:table-row>
        <table:table-row table:style-name="ro1">
          <table:table-cell office:value-type="float" office:value="10.206507" calcext:value-type="float">
            <text:p>10.206507</text:p>
          </table:table-cell>
        </table:table-row>
        <table:table-row table:style-name="ro1">
          <table:table-cell office:value-type="float" office:value="10.203703" calcext:value-type="float">
            <text:p>10.203703</text:p>
          </table:table-cell>
        </table:table-row>
        <table:table-row table:style-name="ro1">
          <table:table-cell office:value-type="float" office:value="10.207154" calcext:value-type="float">
            <text:p>10.207154</text:p>
          </table:table-cell>
        </table:table-row>
        <table:table-row table:style-name="ro1">
          <table:table-cell office:value-type="float" office:value="10.210623" calcext:value-type="float">
            <text:p>10.210623</text:p>
          </table:table-cell>
        </table:table-row>
        <table:table-row table:style-name="ro1">
          <table:table-cell office:value-type="float" office:value="10.971032" calcext:value-type="float">
            <text:p>10.971032</text:p>
          </table:table-cell>
        </table:table-row>
        <table:table-row table:style-name="ro1">
          <table:table-cell office:value-type="float" office:value="10.213662" calcext:value-type="float">
            <text:p>10.213662</text:p>
          </table:table-cell>
        </table:table-row>
        <table:table-row table:style-name="ro1">
          <table:table-cell office:value-type="float" office:value="10.203345" calcext:value-type="float">
            <text:p>10.203345</text:p>
          </table:table-cell>
        </table:table-row>
        <table:table-row table:style-name="ro1">
          <table:table-cell office:value-type="float" office:value="10.215433" calcext:value-type="float">
            <text:p>10.215433</text:p>
          </table:table-cell>
        </table:table-row>
        <table:table-row table:style-name="ro1">
          <table:table-cell office:value-type="float" office:value="10.210452" calcext:value-type="float">
            <text:p>10.210452</text:p>
          </table:table-cell>
        </table:table-row>
        <table:table-row table:style-name="ro1">
          <table:table-cell office:value-type="float" office:value="10.211381" calcext:value-type="float">
            <text:p>10.211381</text:p>
          </table:table-cell>
        </table:table-row>
        <table:table-row table:style-name="ro1">
          <table:table-cell office:value-type="float" office:value="10.211591" calcext:value-type="float">
            <text:p>10.211591</text:p>
          </table:table-cell>
        </table:table-row>
        <table:table-row table:style-name="ro1">
          <table:table-cell office:value-type="float" office:value="10.216924" calcext:value-type="float">
            <text:p>10.216924</text:p>
          </table:table-cell>
        </table:table-row>
        <table:table-row table:style-name="ro1">
          <table:table-cell office:value-type="float" office:value="10.205081" calcext:value-type="float">
            <text:p>10.205081</text:p>
          </table:table-cell>
        </table:table-row>
        <table:table-row table:style-name="ro1">
          <table:table-cell office:value-type="float" office:value="10.207958" calcext:value-type="float">
            <text:p>10.207958</text:p>
          </table:table-cell>
        </table:table-row>
        <table:table-row table:style-name="ro1">
          <table:table-cell office:value-type="float" office:value="10.910743" calcext:value-type="float">
            <text:p>10.910743</text:p>
          </table:table-cell>
        </table:table-row>
        <table:table-row table:style-name="ro1">
          <table:table-cell office:value-type="float" office:value="10.207495" calcext:value-type="float">
            <text:p>10.207495</text:p>
          </table:table-cell>
        </table:table-row>
        <table:table-row table:style-name="ro1">
          <table:table-cell office:value-type="float" office:value="10.204306" calcext:value-type="float">
            <text:p>10.204306</text:p>
          </table:table-cell>
        </table:table-row>
        <table:table-row table:style-name="ro1">
          <table:table-cell office:value-type="float" office:value="10.2082" calcext:value-type="float">
            <text:p>10.2082</text:p>
          </table:table-cell>
        </table:table-row>
        <table:table-row table:style-name="ro1">
          <table:table-cell office:value-type="float" office:value="10.212298" calcext:value-type="float">
            <text:p>10.212298</text:p>
          </table:table-cell>
        </table:table-row>
        <table:table-row table:style-name="ro1">
          <table:table-cell office:value-type="float" office:value="10.286426" calcext:value-type="float">
            <text:p>10.286426</text:p>
          </table:table-cell>
        </table:table-row>
        <table:table-row table:style-name="ro1">
          <table:table-cell office:value-type="float" office:value="10.960626" calcext:value-type="float">
            <text:p>10.960626</text:p>
          </table:table-cell>
        </table:table-row>
        <table:table-row table:style-name="ro1">
          <table:table-cell office:value-type="float" office:value="10.232322" calcext:value-type="float">
            <text:p>10.232322</text:p>
          </table:table-cell>
        </table:table-row>
        <table:table-row table:style-name="ro1">
          <table:table-cell office:value-type="float" office:value="10.235803" calcext:value-type="float">
            <text:p>10.235803</text:p>
          </table:table-cell>
        </table:table-row>
        <table:table-row table:style-name="ro1">
          <table:table-cell office:value-type="float" office:value="10.865059" calcext:value-type="float">
            <text:p>10.865059</text:p>
          </table:table-cell>
        </table:table-row>
        <table:table-row table:style-name="ro1">
          <table:table-cell office:value-type="float" office:value="10.236159" calcext:value-type="float">
            <text:p>10.236159</text:p>
          </table:table-cell>
        </table:table-row>
        <table:table-row table:style-name="ro1">
          <table:table-cell office:value-type="float" office:value="10.230361" calcext:value-type="float">
            <text:p>10.230361</text:p>
          </table:table-cell>
        </table:table-row>
        <table:table-row table:style-name="ro1">
          <table:table-cell office:value-type="float" office:value="10.233799" calcext:value-type="float">
            <text:p>10.233799</text:p>
          </table:table-cell>
        </table:table-row>
        <table:table-row table:style-name="ro1">
          <table:table-cell office:value-type="float" office:value="10.21575" calcext:value-type="float">
            <text:p>10.21575</text:p>
          </table:table-cell>
        </table:table-row>
        <table:table-row table:style-name="ro1">
          <table:table-cell office:value-type="float" office:value="10.231374" calcext:value-type="float">
            <text:p>10.231374</text:p>
          </table:table-cell>
        </table:table-row>
        <table:table-row table:style-name="ro1">
          <table:table-cell office:value-type="float" office:value="10.838989" calcext:value-type="float">
            <text:p>10.838989</text:p>
          </table:table-cell>
        </table:table-row>
        <table:table-row table:style-name="ro1">
          <table:table-cell office:value-type="float" office:value="10.226906" calcext:value-type="float">
            <text:p>10.226906</text:p>
          </table:table-cell>
        </table:table-row>
        <table:table-row table:style-name="ro1">
          <table:table-cell office:value-type="float" office:value="10.217602" calcext:value-type="float">
            <text:p>10.217602</text:p>
          </table:table-cell>
        </table:table-row>
        <table:table-row table:style-name="ro1">
          <table:table-cell office:value-type="float" office:value="10.920696" calcext:value-type="float">
            <text:p>10.920696</text:p>
          </table:table-cell>
        </table:table-row>
        <table:table-row table:style-name="ro1">
          <table:table-cell office:value-type="float" office:value="10.972347" calcext:value-type="float">
            <text:p>10.972347</text:p>
          </table:table-cell>
        </table:table-row>
        <table:table-row table:style-name="ro1">
          <table:table-cell office:value-type="float" office:value="10.929015" calcext:value-type="float">
            <text:p>10.929015</text:p>
          </table:table-cell>
        </table:table-row>
        <table:table-row table:style-name="ro1">
          <table:table-cell office:value-type="float" office:value="10.974982" calcext:value-type="float">
            <text:p>10.974982</text:p>
          </table:table-cell>
        </table:table-row>
        <table:table-row table:style-name="ro1">
          <table:table-cell office:value-type="float" office:value="10.202925" calcext:value-type="float">
            <text:p>10.202925</text:p>
          </table:table-cell>
        </table:table-row>
        <table:table-row table:style-name="ro1">
          <table:table-cell office:value-type="float" office:value="10.935762" calcext:value-type="float">
            <text:p>10.935762</text:p>
          </table:table-cell>
        </table:table-row>
        <table:table-row table:style-name="ro1">
          <table:table-cell office:value-type="float" office:value="10.246259" calcext:value-type="float">
            <text:p>10.246259</text:p>
          </table:table-cell>
        </table:table-row>
        <table:table-row table:style-name="ro1">
          <table:table-cell office:value-type="float" office:value="10.976225" calcext:value-type="float">
            <text:p>10.976225</text:p>
          </table:table-cell>
        </table:table-row>
        <table:table-row table:style-name="ro1">
          <table:table-cell office:value-type="float" office:value="10.227807" calcext:value-type="float">
            <text:p>10.227807</text:p>
          </table:table-cell>
        </table:table-row>
        <table:table-row table:style-name="ro1">
          <table:table-cell office:value-type="float" office:value="10.974701" calcext:value-type="float">
            <text:p>10.974701</text:p>
          </table:table-cell>
        </table:table-row>
        <table:table-row table:style-name="ro1">
          <table:table-cell office:value-type="float" office:value="10.235637" calcext:value-type="float">
            <text:p>10.235637</text:p>
          </table:table-cell>
        </table:table-row>
        <table:table-row table:style-name="ro1">
          <table:table-cell office:value-type="float" office:value="10.839562" calcext:value-type="float">
            <text:p>10.839562</text:p>
          </table:table-cell>
        </table:table-row>
        <table:table-row table:style-name="ro1">
          <table:table-cell office:value-type="float" office:value="10.217137" calcext:value-type="float">
            <text:p>10.217137</text:p>
          </table:table-cell>
        </table:table-row>
        <table:table-row table:style-name="ro1">
          <table:table-cell office:value-type="float" office:value="10.975393" calcext:value-type="float">
            <text:p>10.975393</text:p>
          </table:table-cell>
        </table:table-row>
        <table:table-row table:style-name="ro1">
          <table:table-cell office:value-type="float" office:value="10.963408" calcext:value-type="float">
            <text:p>10.963408</text:p>
          </table:table-cell>
        </table:table-row>
        <table:table-row table:style-name="ro1">
          <table:table-cell office:value-type="float" office:value="10.220589" calcext:value-type="float">
            <text:p>10.220589</text:p>
          </table:table-cell>
        </table:table-row>
        <table:table-row table:style-name="ro1">
          <table:table-cell office:value-type="float" office:value="10.974891" calcext:value-type="float">
            <text:p>10.974891</text:p>
          </table:table-cell>
        </table:table-row>
        <table:table-row table:style-name="ro1">
          <table:table-cell office:value-type="float" office:value="10.969148" calcext:value-type="float">
            <text:p>10.969148</text:p>
          </table:table-cell>
        </table:table-row>
        <table:table-row table:style-name="ro1">
          <table:table-cell office:value-type="float" office:value="10.232939" calcext:value-type="float">
            <text:p>10.232939</text:p>
          </table:table-cell>
        </table:table-row>
        <table:table-row table:style-name="ro1">
          <table:table-cell office:value-type="float" office:value="10.965393" calcext:value-type="float">
            <text:p>10.965393</text:p>
          </table:table-cell>
        </table:table-row>
        <table:table-row table:style-name="ro1">
          <table:table-cell office:value-type="float" office:value="10.219561" calcext:value-type="float">
            <text:p>10.219561</text:p>
          </table:table-cell>
        </table:table-row>
        <table:table-row table:style-name="ro1">
          <table:table-cell office:value-type="float" office:value="10.918992" calcext:value-type="float">
            <text:p>10.918992</text:p>
          </table:table-cell>
        </table:table-row>
        <table:table-row table:style-name="ro1">
          <table:table-cell office:value-type="float" office:value="10.96597" calcext:value-type="float">
            <text:p>10.96597</text:p>
          </table:table-cell>
        </table:table-row>
        <table:table-row table:style-name="ro1">
          <table:table-cell office:value-type="float" office:value="10.839967" calcext:value-type="float">
            <text:p>10.839967</text:p>
          </table:table-cell>
        </table:table-row>
        <table:table-row table:style-name="ro1">
          <table:table-cell office:value-type="float" office:value="10.968188" calcext:value-type="float">
            <text:p>10.968188</text:p>
          </table:table-cell>
        </table:table-row>
        <table:table-row table:style-name="ro1">
          <table:table-cell office:value-type="float" office:value="10.2262" calcext:value-type="float">
            <text:p>10.2262</text:p>
          </table:table-cell>
        </table:table-row>
        <table:table-row table:style-name="ro1">
          <table:table-cell office:value-type="float" office:value="10.22979" calcext:value-type="float">
            <text:p>10.22979</text:p>
          </table:table-cell>
        </table:table-row>
        <table:table-row table:style-name="ro1">
          <table:table-cell office:value-type="float" office:value="10.22307" calcext:value-type="float">
            <text:p>10.22307</text:p>
          </table:table-cell>
        </table:table-row>
        <table:table-row table:style-name="ro1">
          <table:table-cell office:value-type="float" office:value="10.22619" calcext:value-type="float">
            <text:p>10.22619</text:p>
          </table:table-cell>
        </table:table-row>
        <table:table-row table:style-name="ro1">
          <table:table-cell office:value-type="float" office:value="10.22675" calcext:value-type="float">
            <text:p>10.22675</text:p>
          </table:table-cell>
        </table:table-row>
        <table:table-row table:style-name="ro1">
          <table:table-cell office:value-type="float" office:value="10.2297" calcext:value-type="float">
            <text:p>10.2297</text:p>
          </table:table-cell>
        </table:table-row>
        <table:table-row table:style-name="ro1">
          <table:table-cell office:value-type="float" office:value="10.22429" calcext:value-type="float">
            <text:p>10.22429</text:p>
          </table:table-cell>
        </table:table-row>
        <table:table-row table:style-name="ro1">
          <table:table-cell office:value-type="float" office:value="10.9775" calcext:value-type="float">
            <text:p>10.9775</text:p>
          </table:table-cell>
        </table:table-row>
        <table:table-row table:style-name="ro1">
          <table:table-cell office:value-type="float" office:value="10.97246" calcext:value-type="float">
            <text:p>10.97246</text:p>
          </table:table-cell>
        </table:table-row>
        <table:table-row table:style-name="ro1">
          <table:table-cell office:value-type="float" office:value="10.92827" calcext:value-type="float">
            <text:p>10.92827</text:p>
          </table:table-cell>
        </table:table-row>
        <table:table-row table:style-name="ro1">
          <table:table-cell office:value-type="float" office:value="10.96501" calcext:value-type="float">
            <text:p>10.96501</text:p>
          </table:table-cell>
        </table:table-row>
        <table:table-row table:style-name="ro1">
          <table:table-cell office:value-type="float" office:value="10.92495" calcext:value-type="float">
            <text:p>10.92495</text:p>
          </table:table-cell>
        </table:table-row>
        <table:table-row table:style-name="ro1">
          <table:table-cell office:value-type="float" office:value="10.22296" calcext:value-type="float">
            <text:p>10.22296</text:p>
          </table:table-cell>
        </table:table-row>
        <table:table-row table:style-name="ro1">
          <table:table-cell office:value-type="float" office:value="10.97092" calcext:value-type="float">
            <text:p>10.97092</text:p>
          </table:table-cell>
        </table:table-row>
        <table:table-row table:style-name="ro1"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float" office:value="10.87949" calcext:value-type="float">
            <text:p>10.87949</text:p>
          </table:table-cell>
        </table:table-row>
        <table:table-row table:style-name="ro1">
          <table:table-cell office:value-type="float" office:value="10.92906" calcext:value-type="float">
            <text:p>10.92906</text:p>
          </table:table-cell>
        </table:table-row>
        <table:table-row table:style-name="ro1">
          <table:table-cell office:value-type="float" office:value="10.22671" calcext:value-type="float">
            <text:p>10.22671</text:p>
          </table:table-cell>
        </table:table-row>
        <table:table-row table:style-name="ro1">
          <table:table-cell office:value-type="float" office:value="10.9354" calcext:value-type="float">
            <text:p>10.9354</text:p>
          </table:table-cell>
        </table:table-row>
        <table:table-row table:style-name="ro1">
          <table:table-cell office:value-type="float" office:value="10.23083" calcext:value-type="float">
            <text:p>10.23083</text:p>
          </table:table-cell>
        </table:table-row>
        <table:table-row table:style-name="ro1">
          <table:table-cell office:value-type="float" office:value="10.93963" calcext:value-type="float">
            <text:p>10.93963</text:p>
          </table:table-cell>
        </table:table-row>
        <table:table-row table:style-name="ro1">
          <table:table-cell office:value-type="float" office:value="10.84739" calcext:value-type="float">
            <text:p>10.84739</text:p>
          </table:table-cell>
        </table:table-row>
        <table:table-row table:style-name="ro1">
          <table:table-cell office:value-type="float" office:value="10.85043" calcext:value-type="float">
            <text:p>10.85043</text:p>
          </table:table-cell>
        </table:table-row>
        <table:table-row table:style-name="ro1">
          <table:table-cell office:value-type="float" office:value="10.86091" calcext:value-type="float">
            <text:p>10.86091</text:p>
          </table:table-cell>
        </table:table-row>
        <table:table-row table:style-name="ro1">
          <table:table-cell office:value-type="float" office:value="11.602" calcext:value-type="float">
            <text:p>11.602</text:p>
          </table:table-cell>
        </table:table-row>
        <table:table-row table:style-name="ro1">
          <table:table-cell office:value-type="float" office:value="11.0941" calcext:value-type="float">
            <text:p>11.0941</text:p>
          </table:table-cell>
        </table:table-row>
        <table:table-row table:style-name="ro1">
          <table:table-cell office:value-type="float" office:value="11.05951" calcext:value-type="float">
            <text:p>11.05951</text:p>
          </table:table-cell>
        </table:table-row>
        <table:table-row table:style-name="ro1">
          <table:table-cell office:value-type="float" office:value="12.06337" calcext:value-type="float">
            <text:p>12.06337</text:p>
          </table:table-cell>
        </table:table-row>
        <table:table-row table:style-name="ro1">
          <table:table-cell office:value-type="float" office:value="11.14975" calcext:value-type="float">
            <text:p>11.14975</text:p>
          </table:table-cell>
        </table:table-row>
        <table:table-row table:style-name="ro1">
          <table:table-cell office:value-type="float" office:value="10.22722" calcext:value-type="float">
            <text:p>10.22722</text:p>
          </table:table-cell>
        </table:table-row>
        <table:table-row table:style-name="ro1">
          <table:table-cell office:value-type="float" office:value="11.4047" calcext:value-type="float">
            <text:p>11.4047</text:p>
          </table:table-cell>
        </table:table-row>
        <table:table-row table:style-name="ro1">
          <table:table-cell office:value-type="float" office:value="12.42714" calcext:value-type="float">
            <text:p>12.42714</text:p>
          </table:table-cell>
        </table:table-row>
        <table:table-row table:style-name="ro1">
          <table:table-cell office:value-type="float" office:value="11.24806" calcext:value-type="float">
            <text:p>11.24806</text:p>
          </table:table-cell>
        </table:table-row>
        <table:table-row table:style-name="ro1">
          <table:table-cell office:value-type="float" office:value="11.25409" calcext:value-type="float">
            <text:p>11.25409</text:p>
          </table:table-cell>
        </table:table-row>
        <table:table-row table:style-name="ro1">
          <table:table-cell office:value-type="float" office:value="11.31611" calcext:value-type="float">
            <text:p>11.31611</text:p>
          </table:table-cell>
        </table:table-row>
        <table:table-row table:style-name="ro1">
          <table:table-cell office:value-type="float" office:value="10.24706" calcext:value-type="float">
            <text:p>10.24706</text:p>
          </table:table-cell>
        </table:table-row>
        <table:table-row table:style-name="ro1">
          <table:table-cell office:value-type="float" office:value="10.22909" calcext:value-type="float">
            <text:p>10.22909</text:p>
          </table:table-cell>
        </table:table-row>
        <table:table-row table:style-name="ro1">
          <table:table-cell office:value-type="float" office:value="10.97467" calcext:value-type="float">
            <text:p>10.97467</text:p>
          </table:table-cell>
        </table:table-row>
        <table:table-row table:style-name="ro1">
          <table:table-cell office:value-type="float" office:value="10.29845" calcext:value-type="float">
            <text:p>10.29845</text:p>
          </table:table-cell>
        </table:table-row>
        <table:table-row table:style-name="ro1">
          <table:table-cell office:value-type="float" office:value="10.98432" calcext:value-type="float">
            <text:p>10.98432</text:p>
          </table:table-cell>
        </table:table-row>
        <table:table-row table:style-name="ro1">
          <table:table-cell office:value-type="float" office:value="10.22834" calcext:value-type="float">
            <text:p>10.22834</text:p>
          </table:table-cell>
        </table:table-row>
        <table:table-row table:style-name="ro1">
          <table:table-cell office:value-type="float" office:value="10.97118" calcext:value-type="float">
            <text:p>10.97118</text:p>
          </table:table-cell>
        </table:table-row>
        <table:table-row table:style-name="ro1">
          <table:table-cell office:value-type="float" office:value="10.23813" calcext:value-type="float">
            <text:p>10.23813</text:p>
          </table:table-cell>
        </table:table-row>
        <table:table-row table:style-name="ro1">
          <table:table-cell office:value-type="float" office:value="10.22867" calcext:value-type="float">
            <text:p>10.22867</text:p>
          </table:table-cell>
        </table:table-row>
        <table:table-row table:style-name="ro1">
          <table:table-cell office:value-type="float" office:value="10.97521" calcext:value-type="float">
            <text:p>10.97521</text:p>
          </table:table-cell>
        </table:table-row>
        <table:table-row table:style-name="ro1">
          <table:table-cell office:value-type="float" office:value="10.22962" calcext:value-type="float">
            <text:p>10.22962</text:p>
          </table:table-cell>
        </table:table-row>
        <table:table-row table:style-name="ro1">
          <table:table-cell office:value-type="float" office:value="10.93579" calcext:value-type="float">
            <text:p>10.93579</text:p>
          </table:table-cell>
        </table:table-row>
        <table:table-row table:style-name="ro1">
          <table:table-cell office:value-type="float" office:value="10.97107" calcext:value-type="float">
            <text:p>10.97107</text:p>
          </table:table-cell>
        </table:table-row>
        <table:table-row table:style-name="ro1">
          <table:table-cell office:value-type="float" office:value="10.2234" calcext:value-type="float">
            <text:p>10.2234</text:p>
          </table:table-cell>
        </table:table-row>
        <table:table-row table:style-name="ro1">
          <table:table-cell office:value-type="float" office:value="10.22999" calcext:value-type="float">
            <text:p>10.22999</text:p>
          </table:table-cell>
        </table:table-row>
        <table:table-row table:style-name="ro1">
          <table:table-cell office:value-type="float" office:value="10.87211" calcext:value-type="float">
            <text:p>10.87211</text:p>
          </table:table-cell>
        </table:table-row>
        <table:table-row table:style-name="ro1">
          <table:table-cell office:value-type="float" office:value="10.95063" calcext:value-type="float">
            <text:p>10.95063</text:p>
          </table:table-cell>
        </table:table-row>
        <table:table-row table:style-name="ro1">
          <table:table-cell office:value-type="float" office:value="10.96273" calcext:value-type="float">
            <text:p>10.96273</text:p>
          </table:table-cell>
        </table:table-row>
        <table:table-row table:style-name="ro1">
          <table:table-cell office:value-type="float" office:value="10.2301" calcext:value-type="float">
            <text:p>10.2301</text:p>
          </table:table-cell>
        </table:table-row>
        <table:table-row table:style-name="ro1">
          <table:table-cell office:value-type="float" office:value="10.96811" calcext:value-type="float">
            <text:p>10.96811</text:p>
          </table:table-cell>
        </table:table-row>
        <table:table-row table:style-name="ro1">
          <table:table-cell office:value-type="float" office:value="10.91935" calcext:value-type="float">
            <text:p>10.91935</text:p>
          </table:table-cell>
        </table:table-row>
        <table:table-row table:style-name="ro1">
          <table:table-cell office:value-type="float" office:value="10.22767" calcext:value-type="float">
            <text:p>10.22767</text:p>
          </table:table-cell>
        </table:table-row>
        <table:table-row table:style-name="ro1">
          <table:table-cell office:value-type="float" office:value="10.96095" calcext:value-type="float">
            <text:p>10.96095</text:p>
          </table:table-cell>
        </table:table-row>
        <table:table-row table:style-name="ro1">
          <table:table-cell office:value-type="float" office:value="10.97254" calcext:value-type="float">
            <text:p>10.97254</text:p>
          </table:table-cell>
        </table:table-row>
        <table:table-row table:style-name="ro1">
          <table:table-cell office:value-type="float" office:value="10.23189" calcext:value-type="float">
            <text:p>10.23189</text:p>
          </table:table-cell>
        </table:table-row>
        <table:table-row table:style-name="ro1">
          <table:table-cell office:value-type="float" office:value="10.95216" calcext:value-type="float">
            <text:p>10.95216</text:p>
          </table:table-cell>
        </table:table-row>
        <table:table-row table:style-name="ro1">
          <table:table-cell office:value-type="float" office:value="10.21193" calcext:value-type="float">
            <text:p>10.21193</text:p>
          </table:table-cell>
        </table:table-row>
        <table:table-row table:style-name="ro1">
          <table:table-cell office:value-type="float" office:value="10.96132" calcext:value-type="float">
            <text:p>10.96132</text:p>
          </table:table-cell>
        </table:table-row>
        <table:table-row table:style-name="ro1">
          <table:table-cell office:value-type="float" office:value="10.62637" calcext:value-type="float">
            <text:p>10.62637</text:p>
          </table:table-cell>
        </table:table-row>
        <table:table-row table:style-name="ro1">
          <table:table-cell office:value-type="float" office:value="10.37767" calcext:value-type="float">
            <text:p>10.37767</text:p>
          </table:table-cell>
        </table:table-row>
        <table:table-row table:style-name="ro1">
          <table:table-cell office:value-type="float" office:value="10.22709" calcext:value-type="float">
            <text:p>10.22709</text:p>
          </table:table-cell>
        </table:table-row>
        <table:table-row table:style-name="ro1">
          <table:table-cell office:value-type="float" office:value="10.96971" calcext:value-type="float">
            <text:p>10.96971</text:p>
          </table:table-cell>
        </table:table-row>
        <table:table-row table:style-name="ro1">
          <table:table-cell office:value-type="float" office:value="10.92352" calcext:value-type="float">
            <text:p>10.92352</text:p>
          </table:table-cell>
        </table:table-row>
        <table:table-row table:style-name="ro1">
          <table:table-cell office:value-type="float" office:value="10.83943" calcext:value-type="float">
            <text:p>10.83943</text:p>
          </table:table-cell>
        </table:table-row>
        <table:table-row table:style-name="ro1">
          <table:table-cell office:value-type="float" office:value="10.96146" calcext:value-type="float">
            <text:p>10.96146</text:p>
          </table:table-cell>
        </table:table-row>
        <table:table-row table:style-name="ro1">
          <table:table-cell office:value-type="float" office:value="10.95754" calcext:value-type="float">
            <text:p>10.95754</text:p>
          </table:table-cell>
        </table:table-row>
        <table:table-row table:style-name="ro1">
          <table:table-cell office:value-type="float" office:value="10.84674" calcext:value-type="float">
            <text:p>10.84674</text:p>
          </table:table-cell>
        </table:table-row>
        <table:table-row table:style-name="ro1">
          <table:table-cell office:value-type="float" office:value="10.83413" calcext:value-type="float">
            <text:p>10.83413</text:p>
          </table:table-cell>
        </table:table-row>
        <table:table-row table:style-name="ro1">
          <table:table-cell office:value-type="float" office:value="10.92617" calcext:value-type="float">
            <text:p>10.92617</text:p>
          </table:table-cell>
        </table:table-row>
        <table:table-row table:style-name="ro1">
          <table:table-cell office:value-type="float" office:value="10.97004" calcext:value-type="float">
            <text:p>10.97004</text:p>
          </table:table-cell>
        </table:table-row>
        <table:table-row table:style-name="ro1">
          <table:table-cell office:value-type="float" office:value="10.92151" calcext:value-type="float">
            <text:p>10.92151</text:p>
          </table:table-cell>
        </table:table-row>
        <table:table-row table:style-name="ro1">
          <table:table-cell office:value-type="float" office:value="10.22101" calcext:value-type="float">
            <text:p>10.22101</text:p>
          </table:table-cell>
        </table:table-row>
        <table:table-row table:style-name="ro1">
          <table:table-cell office:value-type="float" office:value="10.21808" calcext:value-type="float">
            <text:p>10.21808</text:p>
          </table:table-cell>
        </table:table-row>
        <table:table-row table:style-name="ro1">
          <table:table-cell office:value-type="float" office:value="10.91007" calcext:value-type="float">
            <text:p>10.91007</text:p>
          </table:table-cell>
        </table:table-row>
        <table:table-row table:style-name="ro1">
          <table:table-cell office:value-type="float" office:value="10.95347" calcext:value-type="float">
            <text:p>10.95347</text:p>
          </table:table-cell>
        </table:table-row>
        <table:table-row table:style-name="ro1">
          <table:table-cell office:value-type="float" office:value="10.91591" calcext:value-type="float">
            <text:p>10.91591</text:p>
          </table:table-cell>
        </table:table-row>
        <table:table-row table:style-name="ro1">
          <table:table-cell office:value-type="float" office:value="10.95075" calcext:value-type="float">
            <text:p>10.95075</text:p>
          </table:table-cell>
        </table:table-row>
        <table:table-row table:style-name="ro1">
          <table:table-cell office:value-type="float" office:value="10.21536" calcext:value-type="float">
            <text:p>10.21536</text:p>
          </table:table-cell>
        </table:table-row>
        <table:table-row table:style-name="ro1">
          <table:table-cell office:value-type="float" office:value="10.22131" calcext:value-type="float">
            <text:p>10.22131</text:p>
          </table:table-cell>
        </table:table-row>
        <table:table-row table:style-name="ro1">
          <table:table-cell office:value-type="float" office:value="10.9098" calcext:value-type="float">
            <text:p>10.9098</text:p>
          </table:table-cell>
        </table:table-row>
        <table:table-row table:style-name="ro1">
          <table:table-cell office:value-type="float" office:value="11.03795" calcext:value-type="float">
            <text:p>11.03795</text:p>
          </table:table-cell>
        </table:table-row>
        <table:table-row table:style-name="ro1">
          <table:table-cell office:value-type="float" office:value="10.26539" calcext:value-type="float">
            <text:p>10.26539</text:p>
          </table:table-cell>
        </table:table-row>
        <table:table-row table:style-name="ro1">
          <table:table-cell office:value-type="float" office:value="10.27075" calcext:value-type="float">
            <text:p>10.27075</text:p>
          </table:table-cell>
        </table:table-row>
        <table:table-row table:style-name="ro1">
          <table:table-cell office:value-type="float" office:value="10.2636" calcext:value-type="float">
            <text:p>10.2636</text:p>
          </table:table-cell>
        </table:table-row>
        <table:table-row table:style-name="ro1">
          <table:table-cell office:value-type="float" office:value="10.26065" calcext:value-type="float">
            <text:p>10.26065</text:p>
          </table:table-cell>
        </table:table-row>
        <table:table-row table:style-name="ro1">
          <table:table-cell office:value-type="float" office:value="10.87954" calcext:value-type="float">
            <text:p>10.87954</text:p>
          </table:table-cell>
        </table:table-row>
        <table:table-row table:style-name="ro1">
          <table:table-cell office:value-type="float" office:value="10.25301" calcext:value-type="float">
            <text:p>10.25301</text:p>
          </table:table-cell>
        </table:table-row>
        <table:table-row table:style-name="ro1">
          <table:table-cell office:value-type="float" office:value="10.99947" calcext:value-type="float">
            <text:p>10.99947</text:p>
          </table:table-cell>
        </table:table-row>
        <table:table-row table:style-name="ro1">
          <table:table-cell office:value-type="float" office:value="10.87781" calcext:value-type="float">
            <text:p>10.87781</text:p>
          </table:table-cell>
        </table:table-row>
        <table:table-row table:style-name="ro1">
          <table:table-cell office:value-type="float" office:value="10.26061" calcext:value-type="float">
            <text:p>10.26061</text:p>
          </table:table-cell>
        </table:table-row>
        <table:table-row table:style-name="ro1">
          <table:table-cell office:value-type="float" office:value="11.00084" calcext:value-type="float">
            <text:p>11.00084</text:p>
          </table:table-cell>
        </table:table-row>
        <table:table-row table:style-name="ro1">
          <table:table-cell office:value-type="float" office:value="10.26392" calcext:value-type="float">
            <text:p>10.26392</text:p>
          </table:table-cell>
        </table:table-row>
        <table:table-row table:style-name="ro1">
          <table:table-cell office:value-type="float" office:value="11.02306" calcext:value-type="float">
            <text:p>11.02306</text:p>
          </table:table-cell>
        </table:table-row>
        <table:table-row table:style-name="ro1">
          <table:table-cell office:value-type="float" office:value="11.01728" calcext:value-type="float">
            <text:p>11.01728</text:p>
          </table:table-cell>
        </table:table-row>
        <table:table-row table:style-name="ro1">
          <table:table-cell office:value-type="float" office:value="10.91521" calcext:value-type="float">
            <text:p>10.91521</text:p>
          </table:table-cell>
        </table:table-row>
        <table:table-row table:style-name="ro1">
          <table:table-cell office:value-type="float" office:value="10.99891" calcext:value-type="float">
            <text:p>10.99891</text:p>
          </table:table-cell>
        </table:table-row>
        <table:table-row table:style-name="ro1">
          <table:table-cell office:value-type="float" office:value="10.99855" calcext:value-type="float">
            <text:p>10.99855</text:p>
          </table:table-cell>
        </table:table-row>
        <table:table-row table:style-name="ro1">
          <table:table-cell office:value-type="float" office:value="10.95441" calcext:value-type="float">
            <text:p>10.95441</text:p>
          </table:table-cell>
        </table:table-row>
        <table:table-row table:style-name="ro1">
          <table:table-cell office:value-type="float" office:value="11.00631" calcext:value-type="float">
            <text:p>11.00631</text:p>
          </table:table-cell>
        </table:table-row>
        <table:table-row table:style-name="ro1">
          <table:table-cell office:value-type="float" office:value="10.26722" calcext:value-type="float">
            <text:p>10.26722</text:p>
          </table:table-cell>
        </table:table-row>
        <table:table-row table:style-name="ro1">
          <table:table-cell office:value-type="float" office:value="10.97536" calcext:value-type="float">
            <text:p>10.97536</text:p>
          </table:table-cell>
        </table:table-row>
        <table:table-row table:style-name="ro1">
          <table:table-cell office:value-type="float" office:value="10.90319" calcext:value-type="float">
            <text:p>10.90319</text:p>
          </table:table-cell>
        </table:table-row>
        <table:table-row table:style-name="ro1">
          <table:table-cell office:value-type="float" office:value="11.0118" calcext:value-type="float">
            <text:p>11.0118</text:p>
          </table:table-cell>
        </table:table-row>
        <table:table-row table:style-name="ro1">
          <table:table-cell office:value-type="float" office:value="10.90237" calcext:value-type="float">
            <text:p>10.90237</text:p>
          </table:table-cell>
        </table:table-row>
        <table:table-row table:style-name="ro1">
          <table:table-cell office:value-type="float" office:value="10.26352" calcext:value-type="float">
            <text:p>10.26352</text:p>
          </table:table-cell>
        </table:table-row>
        <table:table-row table:style-name="ro1">
          <table:table-cell office:value-type="float" office:value="11.00514" calcext:value-type="float">
            <text:p>11.00514</text:p>
          </table:table-cell>
        </table:table-row>
        <table:table-row table:style-name="ro1">
          <table:table-cell office:value-type="float" office:value="10.25834" calcext:value-type="float">
            <text:p>10.25834</text:p>
          </table:table-cell>
        </table:table-row>
        <table:table-row table:style-name="ro1">
          <table:table-cell office:value-type="float" office:value="10.26213" calcext:value-type="float">
            <text:p>10.26213</text:p>
          </table:table-cell>
        </table:table-row>
        <table:table-row table:style-name="ro1">
          <table:table-cell office:value-type="float" office:value="10.94611" calcext:value-type="float">
            <text:p>10.94611</text:p>
          </table:table-cell>
        </table:table-row>
        <table:table-row table:style-name="ro1">
          <table:table-cell office:value-type="float" office:value="10.95936" calcext:value-type="float">
            <text:p>10.95936</text:p>
          </table:table-cell>
        </table:table-row>
        <table:table-row table:style-name="ro1">
          <table:table-cell office:value-type="float" office:value="11.0084" calcext:value-type="float">
            <text:p>11.0084</text:p>
          </table:table-cell>
        </table:table-row>
        <table:table-row table:style-name="ro1">
          <table:table-cell office:value-type="float" office:value="10.27342" calcext:value-type="float">
            <text:p>10.27342</text:p>
          </table:table-cell>
        </table:table-row>
        <table:table-row table:style-name="ro1">
          <table:table-cell office:value-type="float" office:value="10.26372" calcext:value-type="float">
            <text:p>10.26372</text:p>
          </table:table-cell>
        </table:table-row>
        <table:table-row table:style-name="ro1">
          <table:table-cell office:value-type="float" office:value="10.95995" calcext:value-type="float">
            <text:p>10.95995</text:p>
          </table:table-cell>
        </table:table-row>
        <table:table-row table:style-name="ro1">
          <table:table-cell office:value-type="float" office:value="10.95482" calcext:value-type="float">
            <text:p>10.95482</text:p>
          </table:table-cell>
        </table:table-row>
        <table:table-row table:style-name="ro1">
          <table:table-cell office:value-type="float" office:value="11.0161" calcext:value-type="float">
            <text:p>11.0161</text:p>
          </table:table-cell>
        </table:table-row>
        <table:table-row table:style-name="ro1">
          <table:table-cell office:value-type="float" office:value="10.27048" calcext:value-type="float">
            <text:p>10.27048</text:p>
          </table:table-cell>
        </table:table-row>
        <table:table-row table:style-name="ro1">
          <table:table-cell office:value-type="float" office:value="10.24776" calcext:value-type="float">
            <text:p>10.24776</text:p>
          </table:table-cell>
        </table:table-row>
        <table:table-row table:style-name="ro1">
          <table:table-cell office:value-type="float" office:value="10.99665" calcext:value-type="float">
            <text:p>10.99665</text:p>
          </table:table-cell>
        </table:table-row>
        <table:table-row table:style-name="ro1">
          <table:table-cell office:value-type="float" office:value="10.96845" calcext:value-type="float">
            <text:p>10.96845</text:p>
          </table:table-cell>
        </table:table-row>
        <table:table-row table:style-name="ro1">
          <table:table-cell office:value-type="float" office:value="10.96431" calcext:value-type="float">
            <text:p>10.96431</text:p>
          </table:table-cell>
        </table:table-row>
        <table:table-row table:style-name="ro1">
          <table:table-cell office:value-type="float" office:value="10.26417" calcext:value-type="float">
            <text:p>10.26417</text:p>
          </table:table-cell>
        </table:table-row>
        <table:table-row table:style-name="ro1">
          <table:table-cell office:value-type="float" office:value="10.25684" calcext:value-type="float">
            <text:p>10.25684</text:p>
          </table:table-cell>
        </table:table-row>
        <table:table-row table:style-name="ro1">
          <table:table-cell office:value-type="float" office:value="10.96612" calcext:value-type="float">
            <text:p>10.96612</text:p>
          </table:table-cell>
        </table:table-row>
        <table:table-row table:style-name="ro1">
          <table:table-cell office:value-type="float" office:value="11.00226" calcext:value-type="float">
            <text:p>11.00226</text:p>
          </table:table-cell>
        </table:table-row>
        <table:table-row table:style-name="ro1">
          <table:table-cell office:value-type="float" office:value="11.00259" calcext:value-type="float">
            <text:p>11.00259</text:p>
          </table:table-cell>
        </table:table-row>
        <table:table-row table:style-name="ro1">
          <table:table-cell office:value-type="float" office:value="10.95742" calcext:value-type="float">
            <text:p>10.95742</text:p>
          </table:table-cell>
        </table:table-row>
        <table:table-row table:style-name="ro1">
          <table:table-cell office:value-type="float" office:value="10.25611" calcext:value-type="float">
            <text:p>10.25611</text:p>
          </table:table-cell>
        </table:table-row>
        <table:table-row table:style-name="ro1">
          <table:table-cell office:value-type="float" office:value="10.86973" calcext:value-type="float">
            <text:p>10.86973</text:p>
          </table:table-cell>
        </table:table-row>
        <table:table-row table:style-name="ro1">
          <table:table-cell office:value-type="float" office:value="10.96502" calcext:value-type="float">
            <text:p>10.96502</text:p>
          </table:table-cell>
        </table:table-row>
        <table:table-row table:style-name="ro1">
          <table:table-cell office:value-type="float" office:value="10.25705" calcext:value-type="float">
            <text:p>10.25705</text:p>
          </table:table-cell>
        </table:table-row>
        <table:table-row table:style-name="ro1">
          <table:table-cell office:value-type="float" office:value="10.26214" calcext:value-type="float">
            <text:p>10.26214</text:p>
          </table:table-cell>
        </table:table-row>
        <table:table-row table:style-name="ro1">
          <table:table-cell office:value-type="float" office:value="11.0094" calcext:value-type="float">
            <text:p>11.0094</text:p>
          </table:table-cell>
        </table:table-row>
        <table:table-row table:style-name="ro1">
          <table:table-cell office:value-type="float" office:value="11.00535" calcext:value-type="float">
            <text:p>11.00535</text:p>
          </table:table-cell>
        </table:table-row>
        <table:table-row table:style-name="ro1">
          <table:table-cell office:value-type="float" office:value="10.26992" calcext:value-type="float">
            <text:p>10.26992</text:p>
          </table:table-cell>
        </table:table-row>
        <table:table-row table:style-name="ro1">
          <table:table-cell office:value-type="float" office:value="10.25398" calcext:value-type="float">
            <text:p>10.25398</text:p>
          </table:table-cell>
        </table:table-row>
        <table:table-row table:style-name="ro1">
          <table:table-cell office:value-type="float" office:value="10.26389" calcext:value-type="float">
            <text:p>10.26389</text:p>
          </table:table-cell>
        </table:table-row>
        <table:table-row table:style-name="ro1">
          <table:table-cell office:value-type="float" office:value="11.02152" calcext:value-type="float">
            <text:p>11.02152</text:p>
          </table:table-cell>
        </table:table-row>
        <table:table-row table:style-name="ro1">
          <table:table-cell office:value-type="float" office:value="10.27905" calcext:value-type="float">
            <text:p>10.27905</text:p>
          </table:table-cell>
        </table:table-row>
        <table:table-row table:style-name="ro1">
          <table:table-cell office:value-type="float" office:value="11.01443" calcext:value-type="float">
            <text:p>11.01443</text:p>
          </table:table-cell>
        </table:table-row>
        <table:table-row table:style-name="ro1">
          <table:table-cell office:value-type="float" office:value="11.02068" calcext:value-type="float">
            <text:p>11.02068</text:p>
          </table:table-cell>
        </table:table-row>
        <table:table-row table:style-name="ro1">
          <table:table-cell office:value-type="float" office:value="11.00723" calcext:value-type="float">
            <text:p>11.00723</text:p>
          </table:table-cell>
        </table:table-row>
        <table:table-row table:style-name="ro1">
          <table:table-cell office:value-type="float" office:value="10.24831" calcext:value-type="float">
            <text:p>10.24831</text:p>
          </table:table-cell>
        </table:table-row>
        <table:table-row table:style-name="ro1">
          <table:table-cell office:value-type="float" office:value="10.23991" calcext:value-type="float">
            <text:p>10.23991</text:p>
          </table:table-cell>
        </table:table-row>
        <table:table-row table:style-name="ro1">
          <table:table-cell office:value-type="float" office:value="10.9636" calcext:value-type="float">
            <text:p>10.9636</text:p>
          </table:table-cell>
        </table:table-row>
        <table:table-row table:style-name="ro1">
          <table:table-cell office:value-type="float" office:value="10.92374" calcext:value-type="float">
            <text:p>10.92374</text:p>
          </table:table-cell>
        </table:table-row>
        <table:table-row table:style-name="ro1">
          <table:table-cell office:value-type="float" office:value="10.82481" calcext:value-type="float">
            <text:p>10.82481</text:p>
          </table:table-cell>
        </table:table-row>
        <table:table-row table:style-name="ro1">
          <table:table-cell office:value-type="float" office:value="10.87904" calcext:value-type="float">
            <text:p>10.87904</text:p>
          </table:table-cell>
        </table:table-row>
        <table:table-row table:style-name="ro1">
          <table:table-cell office:value-type="float" office:value="10.95848" calcext:value-type="float">
            <text:p>10.95848</text:p>
          </table:table-cell>
        </table:table-row>
        <table:table-row table:style-name="ro1">
          <table:table-cell office:value-type="float" office:value="10.21747" calcext:value-type="float">
            <text:p>10.21747</text:p>
          </table:table-cell>
        </table:table-row>
        <table:table-row table:style-name="ro1">
          <table:table-cell office:value-type="float" office:value="10.21623" calcext:value-type="float">
            <text:p>10.21623</text:p>
          </table:table-cell>
        </table:table-row>
        <table:table-row table:style-name="ro1">
          <table:table-cell office:value-type="float" office:value="11.02456" calcext:value-type="float">
            <text:p>11.02456</text:p>
          </table:table-cell>
        </table:table-row>
        <table:table-row table:style-name="ro1">
          <table:table-cell office:value-type="float" office:value="11.02074" calcext:value-type="float">
            <text:p>11.02074</text:p>
          </table:table-cell>
        </table:table-row>
        <table:table-row table:style-name="ro1">
          <table:table-cell office:value-type="float" office:value="10.97701" calcext:value-type="float">
            <text:p>10.97701</text:p>
          </table:table-cell>
        </table:table-row>
        <table:table-row table:style-name="ro1">
          <table:table-cell office:value-type="float" office:value="10.24375" calcext:value-type="float">
            <text:p>10.24375</text:p>
          </table:table-cell>
        </table:table-row>
        <table:table-row table:style-name="ro1">
          <table:table-cell office:value-type="float" office:value="10.85794" calcext:value-type="float">
            <text:p>10.85794</text:p>
          </table:table-cell>
        </table:table-row>
        <table:table-row table:style-name="ro1">
          <table:table-cell office:value-type="float" office:value="10.23773" calcext:value-type="float">
            <text:p>10.23773</text:p>
          </table:table-cell>
        </table:table-row>
        <table:table-row table:style-name="ro1">
          <table:table-cell office:value-type="float" office:value="10.9793" calcext:value-type="float">
            <text:p>10.9793</text:p>
          </table:table-cell>
        </table:table-row>
        <table:table-row table:style-name="ro1">
          <table:table-cell office:value-type="float" office:value="10.85406" calcext:value-type="float">
            <text:p>10.85406</text:p>
          </table:table-cell>
        </table:table-row>
        <table:table-row table:style-name="ro1">
          <table:table-cell office:value-type="float" office:value="10.23055" calcext:value-type="float">
            <text:p>10.23055</text:p>
          </table:table-cell>
        </table:table-row>
        <table:table-row table:style-name="ro1">
          <table:table-cell office:value-type="float" office:value="10.97241" calcext:value-type="float">
            <text:p>10.97241</text:p>
          </table:table-cell>
        </table:table-row>
        <table:table-row table:style-name="ro1">
          <table:table-cell office:value-type="float" office:value="10.97962" calcext:value-type="float">
            <text:p>10.97962</text:p>
          </table:table-cell>
        </table:table-row>
        <table:table-row table:style-name="ro1">
          <table:table-cell office:value-type="float" office:value="10.22447" calcext:value-type="float">
            <text:p>10.22447</text:p>
          </table:table-cell>
        </table:table-row>
        <table:table-row table:style-name="ro1">
          <table:table-cell office:value-type="float" office:value="10.95392" calcext:value-type="float">
            <text:p>10.95392</text:p>
          </table:table-cell>
        </table:table-row>
        <table:table-row table:style-name="ro1">
          <table:table-cell office:value-type="float" office:value="10.97797" calcext:value-type="float">
            <text:p>10.97797</text:p>
          </table:table-cell>
        </table:table-row>
        <table:table-row table:style-name="ro1">
          <table:table-cell office:value-type="float" office:value="10.98169" calcext:value-type="float">
            <text:p>10.98169</text:p>
          </table:table-cell>
        </table:table-row>
        <table:table-row table:style-name="ro1">
          <table:table-cell office:value-type="float" office:value="10.23171" calcext:value-type="float">
            <text:p>10.23171</text:p>
          </table:table-cell>
        </table:table-row>
        <table:table-row table:style-name="ro1">
          <table:table-cell office:value-type="float" office:value="10.23949" calcext:value-type="float">
            <text:p>10.23949</text:p>
          </table:table-cell>
        </table:table-row>
        <table:table-row table:style-name="ro1">
          <table:table-cell office:value-type="float" office:value="10.97963" calcext:value-type="float">
            <text:p>10.97963</text:p>
          </table:table-cell>
        </table:table-row>
        <table:table-row table:style-name="ro1">
          <table:table-cell office:value-type="float" office:value="10.23024" calcext:value-type="float">
            <text:p>10.23024</text:p>
          </table:table-cell>
        </table:table-row>
        <table:table-row table:style-name="ro1">
          <table:table-cell office:value-type="float" office:value="10.9367" calcext:value-type="float">
            <text:p>10.9367</text:p>
          </table:table-cell>
        </table:table-row>
        <table:table-row table:style-name="ro1">
          <table:table-cell office:value-type="float" office:value="11.11561" calcext:value-type="float">
            <text:p>11.11561</text:p>
          </table:table-cell>
        </table:table-row>
        <table:table-row table:style-name="ro1">
          <table:table-cell office:value-type="float" office:value="11.27501" calcext:value-type="float">
            <text:p>11.27501</text:p>
          </table:table-cell>
        </table:table-row>
        <table:table-row table:style-name="ro1">
          <table:table-cell office:value-type="float" office:value="11.11553" calcext:value-type="float">
            <text:p>11.11553</text:p>
          </table:table-cell>
        </table:table-row>
        <table:table-row table:style-name="ro1">
          <table:table-cell office:value-type="float" office:value="10.22838" calcext:value-type="float">
            <text:p>10.22838</text:p>
          </table:table-cell>
        </table:table-row>
        <table:table-row table:style-name="ro1">
          <table:table-cell office:value-type="float" office:value="10.97712" calcext:value-type="float">
            <text:p>10.97712</text:p>
          </table:table-cell>
        </table:table-row>
        <table:table-row table:style-name="ro1">
          <table:table-cell office:value-type="float" office:value="10.84896" calcext:value-type="float">
            <text:p>10.84896</text:p>
          </table:table-cell>
        </table:table-row>
        <table:table-row table:style-name="ro1">
          <table:table-cell office:value-type="float" office:value="10.22224" calcext:value-type="float">
            <text:p>10.22224</text:p>
          </table:table-cell>
        </table:table-row>
        <table:table-row table:style-name="ro1">
          <table:table-cell office:value-type="float" office:value="10.95638" calcext:value-type="float">
            <text:p>10.95638</text:p>
          </table:table-cell>
        </table:table-row>
        <table:table-row table:style-name="ro1">
          <table:table-cell office:value-type="float" office:value="10.84854" calcext:value-type="float">
            <text:p>10.84854</text:p>
          </table:table-cell>
        </table:table-row>
        <table:table-row table:style-name="ro1">
          <table:table-cell office:value-type="float" office:value="10.21798" calcext:value-type="float">
            <text:p>10.21798</text:p>
          </table:table-cell>
        </table:table-row>
        <table:table-row table:style-name="ro1">
          <table:table-cell office:value-type="float" office:value="11.06375" calcext:value-type="float">
            <text:p>11.06375</text:p>
          </table:table-cell>
        </table:table-row>
        <table:table-row table:style-name="ro1">
          <table:table-cell office:value-type="float" office:value="10.53442" calcext:value-type="float">
            <text:p>10.53442</text:p>
          </table:table-cell>
        </table:table-row>
        <table:table-row table:style-name="ro1">
          <table:table-cell office:value-type="float" office:value="10.23815" calcext:value-type="float">
            <text:p>10.23815</text:p>
          </table:table-cell>
        </table:table-row>
        <table:table-row table:style-name="ro1">
          <table:table-cell office:value-type="float" office:value="10.23757" calcext:value-type="float">
            <text:p>10.23757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</table:table-row>
        <table:table-row table:style-name="ro1">
          <table:table-cell office:value-type="float" office:value="10.98319" calcext:value-type="float">
            <text:p>10.98319</text:p>
          </table:table-cell>
        </table:table-row>
        <table:table-row table:style-name="ro1">
          <table:table-cell office:value-type="float" office:value="10.98412" calcext:value-type="float">
            <text:p>10.98412</text:p>
          </table:table-cell>
        </table:table-row>
        <table:table-row table:style-name="ro1">
          <table:table-cell office:value-type="float" office:value="10.97807" calcext:value-type="float">
            <text:p>10.97807</text:p>
          </table:table-cell>
        </table:table-row>
        <table:table-row table:style-name="ro1">
          <table:table-cell office:value-type="float" office:value="11.16937" calcext:value-type="float">
            <text:p>11.16937</text:p>
          </table:table-cell>
        </table:table-row>
        <table:table-row table:style-name="ro1">
          <table:table-cell office:value-type="float" office:value="10.6846" calcext:value-type="float">
            <text:p>10.6846</text:p>
          </table:table-cell>
        </table:table-row>
        <table:table-row table:style-name="ro1">
          <table:table-cell office:value-type="float" office:value="12.87333" calcext:value-type="float">
            <text:p>12.87333</text:p>
          </table:table-cell>
        </table:table-row>
        <table:table-row table:style-name="ro1">
          <table:table-cell office:value-type="float" office:value="12.05362" calcext:value-type="float">
            <text:p>12.05362</text:p>
          </table:table-cell>
        </table:table-row>
        <table:table-row table:style-name="ro1">
          <table:table-cell office:value-type="float" office:value="13.30251" calcext:value-type="float">
            <text:p>13.30251</text:p>
          </table:table-cell>
        </table:table-row>
        <table:table-row table:style-name="ro1">
          <table:table-cell office:value-type="float" office:value="15.03001" calcext:value-type="float">
            <text:p>15.03001</text:p>
          </table:table-cell>
        </table:table-row>
        <table:table-row table:style-name="ro1">
          <table:table-cell office:value-type="float" office:value="15.0202" calcext:value-type="float">
            <text:p>15.0202</text:p>
          </table:table-cell>
        </table:table-row>
        <table:table-row table:style-name="ro1">
          <table:table-cell office:value-type="float" office:value="14.09368" calcext:value-type="float">
            <text:p>14.09368</text:p>
          </table:table-cell>
        </table:table-row>
        <table:table-row table:style-name="ro1">
          <table:table-cell office:value-type="float" office:value="13.34047" calcext:value-type="float">
            <text:p>13.34047</text:p>
          </table:table-cell>
        </table:table-row>
        <table:table-row table:style-name="ro1">
          <table:table-cell office:value-type="float" office:value="13.58343" calcext:value-type="float">
            <text:p>13.58343</text:p>
          </table:table-cell>
        </table:table-row>
        <table:table-row table:style-name="ro1">
          <table:table-cell office:value-type="float" office:value="14.42081" calcext:value-type="float">
            <text:p>14.42081</text:p>
          </table:table-cell>
        </table:table-row>
        <table:table-row table:style-name="ro1">
          <table:table-cell office:value-type="float" office:value="14.07661" calcext:value-type="float">
            <text:p>14.07661</text:p>
          </table:table-cell>
        </table:table-row>
        <table:table-row table:style-name="ro1">
          <table:table-cell office:value-type="float" office:value="12.94432" calcext:value-type="float">
            <text:p>12.94432</text:p>
          </table:table-cell>
        </table:table-row>
        <table:table-row table:style-name="ro1">
          <table:table-cell office:value-type="float" office:value="11.06883" calcext:value-type="float">
            <text:p>11.06883</text:p>
          </table:table-cell>
        </table:table-row>
        <table:table-row table:style-name="ro1">
          <table:table-cell office:value-type="float" office:value="10.25197" calcext:value-type="float">
            <text:p>10.25197</text:p>
          </table:table-cell>
        </table:table-row>
        <table:table-row table:style-name="ro1">
          <table:table-cell office:value-type="float" office:value="10.2588" calcext:value-type="float">
            <text:p>10.258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4448" calcext:value-type="float">
            <text:p>10.24448</text:p>
          </table:table-cell>
        </table:table-row>
        <table:table-row table:style-name="ro1"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10.2456" calcext:value-type="float">
            <text:p>10.2456</text:p>
          </table:table-cell>
        </table:table-row>
        <table:table-row table:style-name="ro1">
          <table:table-cell office:value-type="float" office:value="10.25582" calcext:value-type="float">
            <text:p>10.25582</text:p>
          </table:table-cell>
        </table:table-row>
        <table:table-row table:style-name="ro1">
          <table:table-cell office:value-type="float" office:value="10.89925" calcext:value-type="float">
            <text:p>10.89925</text:p>
          </table:table-cell>
        </table:table-row>
        <table:table-row table:style-name="ro1">
          <table:table-cell office:value-type="float" office:value="10.9335" calcext:value-type="float">
            <text:p>10.9335</text:p>
          </table:table-cell>
        </table:table-row>
        <table:table-row table:style-name="ro1">
          <table:table-cell office:value-type="float" office:value="10.26617" calcext:value-type="float">
            <text:p>10.26617</text:p>
          </table:table-cell>
        </table:table-row>
        <table:table-row table:style-name="ro1">
          <table:table-cell office:value-type="float" office:value="10.95433" calcext:value-type="float">
            <text:p>10.95433</text:p>
          </table:table-cell>
        </table:table-row>
        <table:table-row table:style-name="ro1">
          <table:table-cell office:value-type="float" office:value="10.95526" calcext:value-type="float">
            <text:p>10.9552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5861" calcext:value-type="float">
            <text:p>10.25861</text:p>
          </table:table-cell>
        </table:table-row>
        <table:table-row table:style-name="ro1">
          <table:table-cell office:value-type="float" office:value="10.86351" calcext:value-type="float">
            <text:p>10.86351</text:p>
          </table:table-cell>
        </table:table-row>
        <table:table-row table:style-name="ro1">
          <table:table-cell office:value-type="float" office:value="11.02228" calcext:value-type="float">
            <text:p>11.02228</text:p>
          </table:table-cell>
        </table:table-row>
        <table:table-row table:style-name="ro1">
          <table:table-cell office:value-type="float" office:value="10.25143" calcext:value-type="float">
            <text:p>10.25143</text:p>
          </table:table-cell>
        </table:table-row>
        <table:table-row table:style-name="ro1">
          <table:table-cell office:value-type="float" office:value="10.25758" calcext:value-type="float">
            <text:p>10.25758</text:p>
          </table:table-cell>
        </table:table-row>
        <table:table-row table:style-name="ro1">
          <table:table-cell office:value-type="float" office:value="10.25064" calcext:value-type="float">
            <text:p>10.25064</text:p>
          </table:table-cell>
        </table:table-row>
        <table:table-row table:style-name="ro1">
          <table:table-cell office:value-type="float" office:value="10.26129" calcext:value-type="float">
            <text:p>10.26129</text:p>
          </table:table-cell>
        </table:table-row>
        <table:table-row table:style-name="ro1">
          <table:table-cell office:value-type="float" office:value="11.00679" calcext:value-type="float">
            <text:p>11.00679</text:p>
          </table:table-cell>
        </table:table-row>
        <table:table-row table:style-name="ro1">
          <table:table-cell office:value-type="float" office:value="10.25713" calcext:value-type="float">
            <text:p>10.25713</text:p>
          </table:table-cell>
        </table:table-row>
        <table:table-row table:style-name="ro1">
          <table:table-cell office:value-type="float" office:value="10.27082" calcext:value-type="float">
            <text:p>10.27082</text:p>
          </table:table-cell>
        </table:table-row>
        <table:table-row table:style-name="ro1">
          <table:table-cell office:value-type="float" office:value="10.26174" calcext:value-type="float">
            <text:p>10.26174</text:p>
          </table:table-cell>
        </table:table-row>
        <table:table-row table:style-name="ro1">
          <table:table-cell office:value-type="float" office:value="10.93489" calcext:value-type="float">
            <text:p>10.93489</text:p>
          </table:table-cell>
        </table:table-row>
        <table:table-row table:style-name="ro1">
          <table:table-cell office:value-type="float" office:value="10.99661" calcext:value-type="float">
            <text:p>10.99661</text:p>
          </table:table-cell>
        </table:table-row>
        <table:table-row table:style-name="ro1">
          <table:table-cell office:value-type="float" office:value="10.99009" calcext:value-type="float">
            <text:p>10.99009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90699" calcext:value-type="float">
            <text:p>10.90699</text:p>
          </table:table-cell>
        </table:table-row>
        <table:table-row table:style-name="ro1">
          <table:table-cell office:value-type="float" office:value="10.2578" calcext:value-type="float">
            <text:p>10.2578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27663" calcext:value-type="float">
            <text:p>10.27663</text:p>
          </table:table-cell>
        </table:table-row>
        <table:table-row table:style-name="ro1">
          <table:table-cell office:value-type="float" office:value="11.02865" calcext:value-type="float">
            <text:p>11.02865</text:p>
          </table:table-cell>
        </table:table-row>
        <table:table-row table:style-name="ro1">
          <table:table-cell office:value-type="float" office:value="10.28446" calcext:value-type="float">
            <text:p>10.28446</text:p>
          </table:table-cell>
        </table:table-row>
        <table:table-row table:style-name="ro1">
          <table:table-cell office:value-type="float" office:value="10.97764" calcext:value-type="float">
            <text:p>10.97764</text:p>
          </table:table-cell>
        </table:table-row>
        <table:table-row table:style-name="ro1">
          <table:table-cell office:value-type="float" office:value="10.27147" calcext:value-type="float">
            <text:p>10.27147</text:p>
          </table:table-cell>
        </table:table-row>
        <table:table-row table:style-name="ro1">
          <table:table-cell office:value-type="float" office:value="10.26475" calcext:value-type="float">
            <text:p>10.26475</text:p>
          </table:table-cell>
        </table:table-row>
        <table:table-row table:style-name="ro1">
          <table:table-cell office:value-type="float" office:value="11.00206" calcext:value-type="float">
            <text:p>11.00206</text:p>
          </table:table-cell>
        </table:table-row>
        <table:table-row table:style-name="ro1">
          <table:table-cell office:value-type="float" office:value="10.26938" calcext:value-type="float">
            <text:p>10.26938</text:p>
          </table:table-cell>
        </table:table-row>
        <table:table-row table:style-name="ro1">
          <table:table-cell office:value-type="float" office:value="10.27034" calcext:value-type="float">
            <text:p>10.27034</text:p>
          </table:table-cell>
        </table:table-row>
        <table:table-row table:style-name="ro1">
          <table:table-cell office:value-type="float" office:value="10.26343" calcext:value-type="float">
            <text:p>10.26343</text:p>
          </table:table-cell>
        </table:table-row>
        <table:table-row table:style-name="ro1">
          <table:table-cell office:value-type="float" office:value="10.26084" calcext:value-type="float">
            <text:p>10.26084</text:p>
          </table:table-cell>
        </table:table-row>
        <table:table-row table:style-name="ro1">
          <table:table-cell office:value-type="float" office:value="10.25952" calcext:value-type="float">
            <text:p>10.25952</text:p>
          </table:table-cell>
        </table:table-row>
        <table:table-row table:style-name="ro1">
          <table:table-cell office:value-type="float" office:value="10.25719" calcext:value-type="float">
            <text:p>10.25719</text:p>
          </table:table-cell>
        </table:table-row>
        <table:table-row table:style-name="ro1">
          <table:table-cell office:value-type="float" office:value="10.98126" calcext:value-type="float">
            <text:p>10.98126</text:p>
          </table:table-cell>
        </table:table-row>
        <table:table-row table:style-name="ro1">
          <table:table-cell office:value-type="float" office:value="11.0488" calcext:value-type="float">
            <text:p>11.0488</text:p>
          </table:table-cell>
        </table:table-row>
        <table:table-row table:style-name="ro1">
          <table:table-cell office:value-type="float" office:value="10.27164" calcext:value-type="float">
            <text:p>10.27164</text:p>
          </table:table-cell>
        </table:table-row>
        <table:table-row table:style-name="ro1">
          <table:table-cell office:value-type="float" office:value="10.26829" calcext:value-type="float">
            <text:p>10.26829</text:p>
          </table:table-cell>
        </table:table-row>
        <table:table-row table:style-name="ro1">
          <table:table-cell office:value-type="float" office:value="10.27302" calcext:value-type="float">
            <text:p>10.27302</text:p>
          </table:table-cell>
        </table:table-row>
        <table:table-row table:style-name="ro1">
          <table:table-cell office:value-type="float" office:value="10.25423" calcext:value-type="float">
            <text:p>10.25423</text:p>
          </table:table-cell>
        </table:table-row>
        <table:table-row table:style-name="ro1">
          <table:table-cell office:value-type="float" office:value="10.98054" calcext:value-type="float">
            <text:p>10.98054</text:p>
          </table:table-cell>
        </table:table-row>
        <table:table-row table:style-name="ro1">
          <table:table-cell office:value-type="float" office:value="10.26707" calcext:value-type="float">
            <text:p>10.26707</text:p>
          </table:table-cell>
        </table:table-row>
        <table:table-row table:style-name="ro1">
          <table:table-cell office:value-type="float" office:value="10.26845" calcext:value-type="float">
            <text:p>10.26845</text:p>
          </table:table-cell>
        </table:table-row>
        <table:table-row table:style-name="ro1">
          <table:table-cell office:value-type="float" office:value="10.97872" calcext:value-type="float">
            <text:p>10.97872</text:p>
          </table:table-cell>
        </table:table-row>
        <table:table-row table:style-name="ro1">
          <table:table-cell office:value-type="float" office:value="11.00837" calcext:value-type="float">
            <text:p>11.00837</text:p>
          </table:table-cell>
        </table:table-row>
        <table:table-row table:style-name="ro1">
          <table:table-cell office:value-type="float" office:value="11.011" calcext:value-type="float">
            <text:p>11.011</text:p>
          </table:table-cell>
        </table:table-row>
        <table:table-row table:style-name="ro1">
          <table:table-cell office:value-type="float" office:value="11.0168" calcext:value-type="float">
            <text:p>11.0168</text:p>
          </table:table-cell>
        </table:table-row>
        <table:table-row table:style-name="ro1">
          <table:table-cell office:value-type="float" office:value="10.25426" calcext:value-type="float">
            <text:p>10.25426</text:p>
          </table:table-cell>
        </table:table-row>
        <table:table-row table:style-name="ro1">
          <table:table-cell office:value-type="float" office:value="10.2716" calcext:value-type="float">
            <text:p>10.2716</text:p>
          </table:table-cell>
        </table:table-row>
        <table:table-row table:style-name="ro1">
          <table:table-cell office:value-type="float" office:value="10.27975" calcext:value-type="float">
            <text:p>10.27975</text:p>
          </table:table-cell>
        </table:table-row>
        <table:table-row table:style-name="ro1">
          <table:table-cell office:value-type="float" office:value="10.88019" calcext:value-type="float">
            <text:p>10.88019</text:p>
          </table:table-cell>
        </table:table-row>
        <table:table-row table:style-name="ro1">
          <table:table-cell office:value-type="float" office:value="10.27155" calcext:value-type="float">
            <text:p>10.27155</text:p>
          </table:table-cell>
        </table:table-row>
        <table:table-row table:style-name="ro1">
          <table:table-cell office:value-type="float" office:value="11.0163" calcext:value-type="float">
            <text:p>11.0163</text:p>
          </table:table-cell>
        </table:table-row>
        <table:table-row table:style-name="ro1">
          <table:table-cell office:value-type="float" office:value="10.26705" calcext:value-type="float">
            <text:p>10.26705</text:p>
          </table:table-cell>
        </table:table-row>
        <table:table-row table:style-name="ro1">
          <table:table-cell office:value-type="float" office:value="10.97927" calcext:value-type="float">
            <text:p>10.97927</text:p>
          </table:table-cell>
        </table:table-row>
        <table:table-row table:style-name="ro1">
          <table:table-cell office:value-type="float" office:value="11.01121" calcext:value-type="float">
            <text:p>11.01121</text:p>
          </table:table-cell>
        </table:table-row>
        <table:table-row table:style-name="ro1">
          <table:table-cell office:value-type="float" office:value="10.91964" calcext:value-type="float">
            <text:p>10.91964</text:p>
          </table:table-cell>
        </table:table-row>
        <table:table-row table:style-name="ro1">
          <table:table-cell office:value-type="float" office:value="10.89599" calcext:value-type="float">
            <text:p>10.89599</text:p>
          </table:table-cell>
        </table:table-row>
        <table:table-row table:style-name="ro1">
          <table:table-cell office:value-type="float" office:value="11.0067" calcext:value-type="float">
            <text:p>11.0067</text:p>
          </table:table-cell>
        </table:table-row>
        <table:table-row table:style-name="ro1">
          <table:table-cell office:value-type="float" office:value="10.9006" calcext:value-type="float">
            <text:p>10.9006</text:p>
          </table:table-cell>
        </table:table-row>
        <table:table-row table:style-name="ro1">
          <table:table-cell office:value-type="float" office:value="10.27225" calcext:value-type="float">
            <text:p>10.27225</text:p>
          </table:table-cell>
        </table:table-row>
        <table:table-row table:style-name="ro1">
          <table:table-cell office:value-type="float" office:value="11.00649" calcext:value-type="float">
            <text:p>11.00649</text:p>
          </table:table-cell>
        </table:table-row>
        <table:table-row table:style-name="ro1">
          <table:table-cell office:value-type="float" office:value="10.82603" calcext:value-type="float">
            <text:p>10.82603</text:p>
          </table:table-cell>
        </table:table-row>
        <table:table-row table:style-name="ro1">
          <table:table-cell office:value-type="float" office:value="10.97645" calcext:value-type="float">
            <text:p>10.97645</text:p>
          </table:table-cell>
        </table:table-row>
        <table:table-row table:style-name="ro1">
          <table:table-cell office:value-type="float" office:value="10.22603" calcext:value-type="float">
            <text:p>10.22603</text:p>
          </table:table-cell>
        </table:table-row>
        <table:table-row table:style-name="ro1">
          <table:table-cell office:value-type="float" office:value="10.23257" calcext:value-type="float">
            <text:p>10.23257</text:p>
          </table:table-cell>
        </table:table-row>
        <table:table-row table:style-name="ro1">
          <table:table-cell office:value-type="float" office:value="10.22536" calcext:value-type="float">
            <text:p>10.22536</text:p>
          </table:table-cell>
        </table:table-row>
        <table:table-row table:style-name="ro1">
          <table:table-cell office:value-type="float" office:value="11.11097" calcext:value-type="float">
            <text:p>11.11097</text:p>
          </table:table-cell>
        </table:table-row>
        <table:table-row table:style-name="ro1">
          <table:table-cell office:value-type="float" office:value="11.02727" calcext:value-type="float">
            <text:p>11.02727</text:p>
          </table:table-cell>
        </table:table-row>
        <table:table-row table:style-name="ro1">
          <table:table-cell office:value-type="float" office:value="10.98738" calcext:value-type="float">
            <text:p>10.98738</text:p>
          </table:table-cell>
        </table:table-row>
        <table:table-row table:style-name="ro1">
          <table:table-cell office:value-type="float" office:value="10.89258" calcext:value-type="float">
            <text:p>10.89258</text:p>
          </table:table-cell>
        </table:table-row>
        <table:table-row table:style-name="ro1">
          <table:table-cell office:value-type="float" office:value="10.23919" calcext:value-type="float">
            <text:p>10.23919</text:p>
          </table:table-cell>
        </table:table-row>
        <table:table-row table:style-name="ro1">
          <table:table-cell office:value-type="float" office:value="10.24191" calcext:value-type="float">
            <text:p>10.24191</text:p>
          </table:table-cell>
        </table:table-row>
        <table:table-row table:style-name="ro1">
          <table:table-cell office:value-type="float" office:value="10.98203" calcext:value-type="float">
            <text:p>10.98203</text:p>
          </table:table-cell>
        </table:table-row>
        <table:table-row table:style-name="ro1">
          <table:table-cell office:value-type="float" office:value="10.97758" calcext:value-type="float">
            <text:p>10.97758</text:p>
          </table:table-cell>
        </table:table-row>
        <table:table-row table:style-name="ro1">
          <table:table-cell office:value-type="float" office:value="10.93552" calcext:value-type="float">
            <text:p>10.93552</text:p>
          </table:table-cell>
        </table:table-row>
        <table:table-row table:style-name="ro1">
          <table:table-cell office:value-type="float" office:value="10.86666" calcext:value-type="float">
            <text:p>10.86666</text:p>
          </table:table-cell>
        </table:table-row>
        <table:table-row table:style-name="ro1">
          <table:table-cell office:value-type="float" office:value="11.05013" calcext:value-type="float">
            <text:p>11.05013</text:p>
          </table:table-cell>
        </table:table-row>
        <table:table-row table:style-name="ro1">
          <table:table-cell office:value-type="float" office:value="10.93351" calcext:value-type="float">
            <text:p>10.93351</text:p>
          </table:table-cell>
        </table:table-row>
        <table:table-row table:style-name="ro1">
          <table:table-cell office:value-type="float" office:value="10.96138" calcext:value-type="float">
            <text:p>10.96138</text:p>
          </table:table-cell>
        </table:table-row>
        <table:table-row table:style-name="ro1">
          <table:table-cell office:value-type="float" office:value="10.22638" calcext:value-type="float">
            <text:p>10.22638</text:p>
          </table:table-cell>
        </table:table-row>
        <table:table-row table:style-name="ro1">
          <table:table-cell office:value-type="float" office:value="10.22906" calcext:value-type="float">
            <text:p>10.22906</text:p>
          </table:table-cell>
        </table:table-row>
        <table:table-row table:style-name="ro1">
          <table:table-cell office:value-type="float" office:value="10.96642" calcext:value-type="float">
            <text:p>10.96642</text:p>
          </table:table-cell>
        </table:table-row>
        <table:table-row table:style-name="ro1">
          <table:table-cell office:value-type="float" office:value="10.23214" calcext:value-type="float">
            <text:p>10.23214</text:p>
          </table:table-cell>
        </table:table-row>
        <table:table-row table:style-name="ro1">
          <table:table-cell office:value-type="float" office:value="11.34053" calcext:value-type="float">
            <text:p>11.34053</text:p>
          </table:table-cell>
        </table:table-row>
        <table:table-row table:style-name="ro1">
          <table:table-cell office:value-type="float" office:value="11.15249" calcext:value-type="float">
            <text:p>11.15249</text:p>
          </table:table-cell>
        </table:table-row>
        <table:table-row table:style-name="ro1">
          <table:table-cell office:value-type="float" office:value="11.30355" calcext:value-type="float">
            <text:p>11.30355</text:p>
          </table:table-cell>
        </table:table-row>
        <table:table-row table:style-name="ro1">
          <table:table-cell office:value-type="float" office:value="10.45433" calcext:value-type="float">
            <text:p>10.45433</text:p>
          </table:table-cell>
        </table:table-row>
        <table:table-row table:style-name="ro1">
          <table:table-cell office:value-type="float" office:value="10.25173" calcext:value-type="float">
            <text:p>10.25173</text:p>
          </table:table-cell>
        </table:table-row>
        <table:table-row table:style-name="ro1">
          <table:table-cell office:value-type="float" office:value="10.98439" calcext:value-type="float">
            <text:p>10.98439</text:p>
          </table:table-cell>
        </table:table-row>
        <table:table-row table:style-name="ro1">
          <table:table-cell office:value-type="float" office:value="10.97909" calcext:value-type="float">
            <text:p>10.97909</text:p>
          </table:table-cell>
        </table:table-row>
        <table:table-row table:style-name="ro1">
          <table:table-cell office:value-type="float" office:value="10.55572" calcext:value-type="float">
            <text:p>10.55572</text:p>
          </table:table-cell>
        </table:table-row>
        <table:table-row table:style-name="ro1">
          <table:table-cell office:value-type="float" office:value="10.50902" calcext:value-type="float">
            <text:p>10.50902</text:p>
          </table:table-cell>
        </table:table-row>
        <table:table-row table:style-name="ro1">
          <table:table-cell office:value-type="float" office:value="10.32742" calcext:value-type="float">
            <text:p>10.32742</text:p>
          </table:table-cell>
        </table:table-row>
        <table:table-row table:style-name="ro1">
          <table:table-cell office:value-type="float" office:value="11.01776" calcext:value-type="float">
            <text:p>11.01776</text:p>
          </table:table-cell>
        </table:table-row>
        <table:table-row table:style-name="ro1">
          <table:table-cell office:value-type="float" office:value="11.22865" calcext:value-type="float">
            <text:p>11.22865</text:p>
          </table:table-cell>
        </table:table-row>
        <table:table-row table:style-name="ro1">
          <table:table-cell office:value-type="float" office:value="11.34601" calcext:value-type="float">
            <text:p>11.34601</text:p>
          </table:table-cell>
        </table:table-row>
        <table:table-row table:style-name="ro1">
          <table:table-cell office:value-type="float" office:value="10.52709" calcext:value-type="float">
            <text:p>10.52709</text:p>
          </table:table-cell>
        </table:table-row>
        <table:table-row table:style-name="ro1">
          <table:table-cell office:value-type="float" office:value="10.45863" calcext:value-type="float">
            <text:p>10.45863</text:p>
          </table:table-cell>
        </table:table-row>
        <table:table-row table:style-name="ro1">
          <table:table-cell office:value-type="float" office:value="12.08522" calcext:value-type="float">
            <text:p>12.08522</text:p>
          </table:table-cell>
        </table:table-row>
        <table:table-row table:style-name="ro1">
          <table:table-cell office:value-type="float" office:value="12.57237" calcext:value-type="float">
            <text:p>12.57237</text:p>
          </table:table-cell>
        </table:table-row>
        <table:table-row table:style-name="ro1">
          <table:table-cell office:value-type="float" office:value="11.5501" calcext:value-type="float">
            <text:p>11.5501</text:p>
          </table:table-cell>
        </table:table-row>
        <table:table-row table:style-name="ro1">
          <table:table-cell office:value-type="float" office:value="12.43154" calcext:value-type="float">
            <text:p>12.43154</text:p>
          </table:table-cell>
        </table:table-row>
        <table:table-row table:style-name="ro1">
          <table:table-cell office:value-type="float" office:value="11.64336" calcext:value-type="float">
            <text:p>11.64336</text:p>
          </table:table-cell>
        </table:table-row>
        <table:table-row table:style-name="ro1">
          <table:table-cell office:value-type="float" office:value="12.22584" calcext:value-type="float">
            <text:p>12.22584</text:p>
          </table:table-cell>
        </table:table-row>
        <table:table-row table:style-name="ro1">
          <table:table-cell office:value-type="float" office:value="12.27003" calcext:value-type="float">
            <text:p>12.27003</text:p>
          </table:table-cell>
        </table:table-row>
        <table:table-row table:style-name="ro1">
          <table:table-cell office:value-type="float" office:value="11.94311" calcext:value-type="float">
            <text:p>11.94311</text:p>
          </table:table-cell>
        </table:table-row>
        <table:table-row table:style-name="ro1"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float" office:value="11.33078" calcext:value-type="float">
            <text:p>11.33078</text:p>
          </table:table-cell>
        </table:table-row>
        <table:table-row table:style-name="ro1">
          <table:table-cell office:value-type="float" office:value="11.8934" calcext:value-type="float">
            <text:p>11.8934</text:p>
          </table:table-cell>
        </table:table-row>
        <table:table-row table:style-name="ro1">
          <table:table-cell office:value-type="float" office:value="11.22135" calcext:value-type="float">
            <text:p>11.22135</text:p>
          </table:table-cell>
        </table:table-row>
        <table:table-row table:style-name="ro1">
          <table:table-cell office:value-type="float" office:value="12.36551" calcext:value-type="float">
            <text:p>12.36551</text:p>
          </table:table-cell>
        </table:table-row>
        <table:table-row table:style-name="ro1">
          <table:table-cell office:value-type="float" office:value="11.20968" calcext:value-type="float">
            <text:p>11.20968</text:p>
          </table:table-cell>
        </table:table-row>
        <table:table-row table:style-name="ro1">
          <table:table-cell office:value-type="float" office:value="10.94307" calcext:value-type="float">
            <text:p>10.94307</text:p>
          </table:table-cell>
        </table:table-row>
        <table:table-row table:style-name="ro1">
          <table:table-cell office:value-type="float" office:value="10.9893" calcext:value-type="float">
            <text:p>10.9893</text:p>
          </table:table-cell>
        </table:table-row>
        <table:table-row table:style-name="ro1">
          <table:table-cell office:value-type="float" office:value="10.94021" calcext:value-type="float">
            <text:p>10.94021</text:p>
          </table:table-cell>
        </table:table-row>
        <table:table-row table:style-name="ro1">
          <table:table-cell office:value-type="float" office:value="10.24561" calcext:value-type="float">
            <text:p>10.24561</text:p>
          </table:table-cell>
        </table:table-row>
        <table:table-row table:style-name="ro1">
          <table:table-cell office:value-type="float" office:value="10.95579" calcext:value-type="float">
            <text:p>10.95579</text:p>
          </table:table-cell>
        </table:table-row>
        <table:table-row table:style-name="ro1">
          <table:table-cell office:value-type="float" office:value="10.24204" calcext:value-type="float">
            <text:p>10.24204</text:p>
          </table:table-cell>
        </table:table-row>
        <table:table-row table:style-name="ro1">
          <table:table-cell office:value-type="float" office:value="10.97608" calcext:value-type="float">
            <text:p>10.97608</text:p>
          </table:table-cell>
        </table:table-row>
        <table:table-row table:style-name="ro1">
          <table:table-cell office:value-type="float" office:value="10.91858" calcext:value-type="float">
            <text:p>10.91858</text:p>
          </table:table-cell>
        </table:table-row>
        <table:table-row table:style-name="ro1">
          <table:table-cell office:value-type="float" office:value="5.022399" calcext:value-type="float">
            <text:p>5.022399</text:p>
          </table:table-cell>
        </table:table-row>
        <table:table-row table:style-name="ro1">
          <table:table-cell office:value-type="float" office:value="12.58329" calcext:value-type="float">
            <text:p>12.58329</text:p>
          </table:table-cell>
        </table:table-row>
        <table:table-row table:style-name="ro1">
          <table:table-cell office:value-type="float" office:value="10.35833" calcext:value-type="float">
            <text:p>10.35833</text:p>
          </table:table-cell>
        </table:table-row>
        <table:table-row table:style-name="ro1">
          <table:table-cell office:value-type="float" office:value="10.98643" calcext:value-type="float">
            <text:p>10.98643</text:p>
          </table:table-cell>
        </table:table-row>
        <table:table-row table:style-name="ro1">
          <table:table-cell office:value-type="float" office:value="10.92585" calcext:value-type="float">
            <text:p>10.92585</text:p>
          </table:table-cell>
        </table:table-row>
        <table:table-row table:style-name="ro1">
          <table:table-cell office:value-type="float" office:value="10.95735" calcext:value-type="float">
            <text:p>10.95735</text:p>
          </table:table-cell>
        </table:table-row>
        <table:table-row table:style-name="ro1">
          <table:table-cell office:value-type="float" office:value="10.93261" calcext:value-type="float">
            <text:p>10.93261</text:p>
          </table:table-cell>
        </table:table-row>
        <table:table-row table:style-name="ro1">
          <table:table-cell office:value-type="float" office:value="10.93176" calcext:value-type="float">
            <text:p>10.93176</text:p>
          </table:table-cell>
        </table:table-row>
        <table:table-row table:style-name="ro1">
          <table:table-cell office:value-type="float" office:value="10.92746" calcext:value-type="float">
            <text:p>10.92746</text:p>
          </table:table-cell>
        </table:table-row>
        <table:table-row table:style-name="ro1">
          <table:table-cell office:value-type="float" office:value="10.96135" calcext:value-type="float">
            <text:p>10.96135</text:p>
          </table:table-cell>
        </table:table-row>
        <table:table-row table:style-name="ro1">
          <table:table-cell office:value-type="float" office:value="10.95939" calcext:value-type="float">
            <text:p>10.95939</text:p>
          </table:table-cell>
        </table:table-row>
        <table:table-row table:style-name="ro1">
          <table:table-cell office:value-type="float" office:value="10.90833" calcext:value-type="float">
            <text:p>10.90833</text:p>
          </table:table-cell>
        </table:table-row>
        <table:table-row table:style-name="ro1">
          <table:table-cell office:value-type="float" office:value="10.96772" calcext:value-type="float">
            <text:p>10.96772</text:p>
          </table:table-cell>
        </table:table-row>
        <table:table-row table:style-name="ro1">
          <table:table-cell office:value-type="float" office:value="10.22426" calcext:value-type="float">
            <text:p>10.22426</text:p>
          </table:table-cell>
        </table:table-row>
        <table:table-row table:style-name="ro1">
          <table:table-cell office:value-type="float" office:value="10.93967" calcext:value-type="float">
            <text:p>10.93967</text:p>
          </table:table-cell>
        </table:table-row>
        <table:table-row table:style-name="ro1">
          <table:table-cell office:value-type="float" office:value="10.9912" calcext:value-type="float">
            <text:p>10.9912</text:p>
          </table:table-cell>
        </table:table-row>
        <table:table-row table:style-name="ro1">
          <table:table-cell office:value-type="float" office:value="10.23981" calcext:value-type="float">
            <text:p>10.23981</text:p>
          </table:table-cell>
        </table:table-row>
        <table:table-row table:style-name="ro1">
          <table:table-cell office:value-type="float" office:value="10.24127" calcext:value-type="float">
            <text:p>10.24127</text:p>
          </table:table-cell>
        </table:table-row>
        <table:table-row table:style-name="ro1">
          <table:table-cell office:value-type="float" office:value="10.24065" calcext:value-type="float">
            <text:p>10.24065</text:p>
          </table:table-cell>
        </table:table-row>
        <table:table-row table:style-name="ro1">
          <table:table-cell office:value-type="float" office:value="10.94748" calcext:value-type="float">
            <text:p>10.9474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5175" calcext:value-type="float">
            <text:p>10.25175</text:p>
          </table:table-cell>
        </table:table-row>
        <table:table-row table:style-name="ro1">
          <table:table-cell office:value-type="float" office:value="10.98349" calcext:value-type="float">
            <text:p>10.98349</text:p>
          </table:table-cell>
        </table:table-row>
        <table:table-row table:style-name="ro1">
          <table:table-cell office:value-type="float" office:value="10.96011" calcext:value-type="float">
            <text:p>10.96011</text:p>
          </table:table-cell>
        </table:table-row>
        <table:table-row table:style-name="ro1">
          <table:table-cell office:value-type="float" office:value="10.95122" calcext:value-type="float">
            <text:p>10.95122</text:p>
          </table:table-cell>
        </table:table-row>
        <table:table-row table:style-name="ro1">
          <table:table-cell office:value-type="float" office:value="10.2414" calcext:value-type="float">
            <text:p>10.2414</text:p>
          </table:table-cell>
        </table:table-row>
        <table:table-row table:style-name="ro1">
          <table:table-cell office:value-type="float" office:value="10.96193" calcext:value-type="float">
            <text:p>10.96193</text:p>
          </table:table-cell>
        </table:table-row>
        <table:table-row table:style-name="ro1">
          <table:table-cell office:value-type="float" office:value="10.98372" calcext:value-type="float">
            <text:p>10.98372</text:p>
          </table:table-cell>
        </table:table-row>
        <table:table-row table:style-name="ro1">
          <table:table-cell office:value-type="float" office:value="10.8543" calcext:value-type="float">
            <text:p>10.8543</text:p>
          </table:table-cell>
        </table:table-row>
        <table:table-row table:style-name="ro1">
          <table:table-cell office:value-type="float" office:value="10.25569" calcext:value-type="float">
            <text:p>10.25569</text:p>
          </table:table-cell>
        </table:table-row>
        <table:table-row table:style-name="ro1">
          <table:table-cell office:value-type="float" office:value="10.99371" calcext:value-type="float">
            <text:p>10.99371</text:p>
          </table:table-cell>
        </table:table-row>
        <table:table-row table:style-name="ro1">
          <table:table-cell office:value-type="float" office:value="10.25584" calcext:value-type="float">
            <text:p>10.25584</text:p>
          </table:table-cell>
        </table:table-row>
        <table:table-row table:style-name="ro1">
          <table:table-cell office:value-type="float" office:value="10.24157" calcext:value-type="float">
            <text:p>10.24157</text:p>
          </table:table-cell>
        </table:table-row>
        <table:table-row table:style-name="ro1">
          <table:table-cell office:value-type="float" office:value="10.9897" calcext:value-type="float">
            <text:p>10.9897</text:p>
          </table:table-cell>
        </table:table-row>
        <table:table-row table:style-name="ro1">
          <table:table-cell office:value-type="float" office:value="10.98149" calcext:value-type="float">
            <text:p>10.98149</text:p>
          </table:table-cell>
        </table:table-row>
        <table:table-row table:style-name="ro1">
          <table:table-cell office:value-type="float" office:value="10.26583" calcext:value-type="float">
            <text:p>10.26583</text:p>
          </table:table-cell>
        </table:table-row>
        <table:table-row table:style-name="ro1">
          <table:table-cell office:value-type="float" office:value="10.24722" calcext:value-type="float">
            <text:p>10.24722</text:p>
          </table:table-cell>
        </table:table-row>
        <table:table-row table:style-name="ro1">
          <table:table-cell office:value-type="float" office:value="10.25579" calcext:value-type="float">
            <text:p>10.25579</text:p>
          </table:table-cell>
        </table:table-row>
        <table:table-row table:style-name="ro1">
          <table:table-cell office:value-type="float" office:value="11.0023" calcext:value-type="float">
            <text:p>11.0023</text:p>
          </table:table-cell>
        </table:table-row>
        <table:table-row table:style-name="ro1">
          <table:table-cell office:value-type="float" office:value="10.26444" calcext:value-type="float">
            <text:p>10.26444</text:p>
          </table:table-cell>
        </table:table-row>
        <table:table-row table:style-name="ro1">
          <table:table-cell office:value-type="float" office:value="10.98543" calcext:value-type="float">
            <text:p>10.98543</text:p>
          </table:table-cell>
        </table:table-row>
        <table:table-row table:style-name="ro1">
          <table:table-cell office:value-type="float" office:value="10.99986" calcext:value-type="float">
            <text:p>10.99986</text:p>
          </table:table-cell>
        </table:table-row>
        <table:table-row table:style-name="ro1">
          <table:table-cell office:value-type="float" office:value="10.99312" calcext:value-type="float">
            <text:p>10.99312</text:p>
          </table:table-cell>
        </table:table-row>
        <table:table-row table:style-name="ro1">
          <table:table-cell office:value-type="float" office:value="10.25027" calcext:value-type="float">
            <text:p>10.25027</text:p>
          </table:table-cell>
        </table:table-row>
        <table:table-row table:style-name="ro1">
          <table:table-cell office:value-type="float" office:value="10.25206" calcext:value-type="float">
            <text:p>10.25206</text:p>
          </table:table-cell>
        </table:table-row>
        <table:table-row table:style-name="ro1">
          <table:table-cell office:value-type="float" office:value="10.24556" calcext:value-type="float">
            <text:p>10.24556</text:p>
          </table:table-cell>
        </table:table-row>
        <table:table-row table:style-name="ro1">
          <table:table-cell office:value-type="float" office:value="10.25305" calcext:value-type="float">
            <text:p>10.25305</text:p>
          </table:table-cell>
        </table:table-row>
        <table:table-row table:style-name="ro1">
          <table:table-cell office:value-type="float" office:value="10.99629" calcext:value-type="float">
            <text:p>10.99629</text:p>
          </table:table-cell>
        </table:table-row>
        <table:table-row table:style-name="ro1">
          <table:table-cell office:value-type="float" office:value="10.86584" calcext:value-type="float">
            <text:p>10.86584</text:p>
          </table:table-cell>
        </table:table-row>
        <table:table-row table:style-name="ro1">
          <table:table-cell office:value-type="float" office:value="10.24996" calcext:value-type="float">
            <text:p>10.24996</text:p>
          </table:table-cell>
        </table:table-row>
        <table:table-row table:style-name="ro1">
          <table:table-cell office:value-type="float" office:value="10.98849" calcext:value-type="float">
            <text:p>10.98849</text:p>
          </table:table-cell>
        </table:table-row>
        <table:table-row table:style-name="ro1">
          <table:table-cell office:value-type="float" office:value="10.99671" calcext:value-type="float">
            <text:p>10.99671</text:p>
          </table:table-cell>
        </table:table-row>
        <table:table-row table:style-name="ro1">
          <table:table-cell office:value-type="float" office:value="10.95824" calcext:value-type="float">
            <text:p>10.95824</text:p>
          </table:table-cell>
        </table:table-row>
        <table:table-row table:style-name="ro1">
          <table:table-cell office:value-type="float" office:value="10.24769" calcext:value-type="float">
            <text:p>10.24769</text:p>
          </table:table-cell>
        </table:table-row>
        <table:table-row table:style-name="ro1">
          <table:table-cell office:value-type="float" office:value="10.25966" calcext:value-type="float">
            <text:p>10.2596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6154" calcext:value-type="float">
            <text:p>10.26154</text:p>
          </table:table-cell>
        </table:table-row>
        <table:table-row table:style-name="ro1">
          <table:table-cell office:value-type="float" office:value="10.90942" calcext:value-type="float">
            <text:p>10.90942</text:p>
          </table:table-cell>
        </table:table-row>
        <table:table-row table:style-name="ro1">
          <table:table-cell office:value-type="float" office:value="10.25871" calcext:value-type="float">
            <text:p>10.25871</text:p>
          </table:table-cell>
        </table:table-row>
        <table:table-row table:style-name="ro1">
          <table:table-cell office:value-type="float" office:value="10.25728" calcext:value-type="float">
            <text:p>10.25728</text:p>
          </table:table-cell>
        </table:table-row>
        <table:table-row table:style-name="ro1">
          <table:table-cell office:value-type="float" office:value="10.25246" calcext:value-type="float">
            <text:p>10.25246</text:p>
          </table:table-cell>
        </table:table-row>
        <table:table-row table:style-name="ro1">
          <table:table-cell office:value-type="float" office:value="10.99095" calcext:value-type="float">
            <text:p>10.99095</text:p>
          </table:table-cell>
        </table:table-row>
        <table:table-row table:style-name="ro1">
          <table:table-cell office:value-type="float" office:value="10.98885" calcext:value-type="float">
            <text:p>10.98885</text:p>
          </table:table-cell>
        </table:table-row>
        <table:table-row table:style-name="ro1">
          <table:table-cell office:value-type="float" office:value="10.9889" calcext:value-type="float">
            <text:p>10.9889</text:p>
          </table:table-cell>
        </table:table-row>
        <table:table-row table:style-name="ro1">
          <table:table-cell office:value-type="float" office:value="10.98983" calcext:value-type="float">
            <text:p>10.98983</text:p>
          </table:table-cell>
        </table:table-row>
        <table:table-row table:style-name="ro1">
          <table:table-cell office:value-type="float" office:value="10.94293" calcext:value-type="float">
            <text:p>10.94293</text:p>
          </table:table-cell>
        </table:table-row>
        <table:table-row table:style-name="ro1">
          <table:table-cell office:value-type="float" office:value="11.00676" calcext:value-type="float">
            <text:p>11.00676</text:p>
          </table:table-cell>
        </table:table-row>
        <table:table-row table:style-name="ro1">
          <table:table-cell office:value-type="float" office:value="10.91175" calcext:value-type="float">
            <text:p>10.91175</text:p>
          </table:table-cell>
        </table:table-row>
        <table:table-row table:style-name="ro1">
          <table:table-cell office:value-type="float" office:value="10.94978" calcext:value-type="float">
            <text:p>10.94978</text:p>
          </table:table-cell>
        </table:table-row>
        <table:table-row table:style-name="ro1">
          <table:table-cell office:value-type="float" office:value="10.25178" calcext:value-type="float">
            <text:p>10.25178</text:p>
          </table:table-cell>
        </table:table-row>
        <table:table-row table:style-name="ro1">
          <table:table-cell office:value-type="float" office:value="10.25109" calcext:value-type="float">
            <text:p>10.25109</text:p>
          </table:table-cell>
        </table:table-row>
        <table:table-row table:style-name="ro1">
          <table:table-cell office:value-type="float" office:value="10.8462" calcext:value-type="float">
            <text:p>10.8462</text:p>
          </table:table-cell>
        </table:table-row>
        <table:table-row table:style-name="ro1">
          <table:table-cell office:value-type="float" office:value="10.96769" calcext:value-type="float">
            <text:p>10.96769</text:p>
          </table:table-cell>
        </table:table-row>
        <table:table-row table:style-name="ro1">
          <table:table-cell office:value-type="float" office:value="10.83656" calcext:value-type="float">
            <text:p>10.83656</text:p>
          </table:table-cell>
        </table:table-row>
        <table:table-row table:style-name="ro1">
          <table:table-cell office:value-type="float" office:value="10.96552" calcext:value-type="float">
            <text:p>10.96552</text:p>
          </table:table-cell>
        </table:table-row>
        <table:table-row table:style-name="ro1">
          <table:table-cell office:value-type="float" office:value="10.21841" calcext:value-type="float">
            <text:p>10.21841</text:p>
          </table:table-cell>
        </table:table-row>
        <table:table-row table:style-name="ro1">
          <table:table-cell office:value-type="float" office:value="10.96771" calcext:value-type="float">
            <text:p>10.96771</text:p>
          </table:table-cell>
        </table:table-row>
        <table:table-row table:style-name="ro1">
          <table:table-cell office:value-type="float" office:value="10.91356" calcext:value-type="float">
            <text:p>10.91356</text:p>
          </table:table-cell>
        </table:table-row>
        <table:table-row table:style-name="ro1">
          <table:table-cell office:value-type="float" office:value="11.02347" calcext:value-type="float">
            <text:p>11.02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58:42.81368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4:10:22.306614444</meta:creation-date>
    <dc:date>2022-03-30T09:09:04.962451662</dc:date>
    <meta:editing-duration>PT23M28S</meta:editing-duration>
    <meta:editing-cycles>3</meta:editing-cycles>
    <meta:generator>LibreOffice/6.0.7.3$Linux_X86_64 LibreOffice_project/00m0$Build-3</meta:generator>
    <meta:document-statistic meta:table-count="1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655cm" svg:height="21.277cm" xlink:href=".." xlink:type="simple" chart:class="chart:line" chart:style-name="ch1">
        <chart:title svg:x="22.203cm" svg:y="0.561cm" chart:style-name="ch2">
          <text:p>Running Time vs. Times Fitness Function Evluated</text:p>
        </chart:title>
        <chart:plot-area chart:style-name="ch3" table:cell-range-address="Sheet1.A1:Sheet1.A516" svg:x="2.104cm" svg:y="1.765cm" svg:width="51.458cm" svg:height="18.106cm">
          <chartooo:coordinate-region svg:x="2.725cm" svg:y="1.886cm" svg:width="50.837cm" svg:height="16.983cm"/>
          <chart:axis chart:dimension="x" chart:name="primary-x" chart:style-name="ch4">
            <chart:title svg:x="25.447cm" svg:y="20.296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2.608cm" chart:style-name="ch6">
              <text:p>Running Time (minutes)</text:p>
            </chart:title>
            <chart:grid chart:style-name="ch7" chart:class="major"/>
          </chart:axis>
          <chart:series chart:style-name="ch8" chart:values-cell-range-address="Sheet1.A1:Sheet1.A516" chart:class="chart:line">
            <chart:data-point chart:repeated="5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05115">
                <text:p>10.2705115</text:p>
                <draw:g>
                  <svg:desc>Sheet1.A1:Sheet1.A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185048">
                <text:p>10.218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250214">
                <text:p>10.225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127881">
                <text:p>10.212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83449">
                <text:p>10.818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053464">
                <text:p>10.2053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958042">
                <text:p>10.1958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548334">
                <text:p>11.0548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031322">
                <text:p>10.2031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04865">
                <text:p>10.20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11152">
                <text:p>10.21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93061">
                <text:p>10.193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11665">
                <text:p>10.211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14725">
                <text:p>10.21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1118">
                <text:p>10.211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07144">
                <text:p>10.207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11081">
                <text:p>10.21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09982">
                <text:p>10.20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65343">
                <text:p>10.96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14116">
                <text:p>10.214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53578">
                <text:p>10.853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23508">
                <text:p>10.223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926">
                <text:p>10.21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13516">
                <text:p>10.213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18001">
                <text:p>10.21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6362">
                <text:p>10.20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08755">
                <text:p>10.208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218167">
                <text:p>10.21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96896">
                <text:p>10.49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3204">
                <text:p>10.26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16095">
                <text:p>10.21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18434">
                <text:p>10.21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8417">
                <text:p>10.228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61586">
                <text:p>10.26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15302">
                <text:p>10.21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12154">
                <text:p>10.212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5713">
                <text:p>10.215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216688">
                <text:p>10.216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19154">
                <text:p>10.219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19002">
                <text:p>10.219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20748">
                <text:p>10.220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06507">
                <text:p>10.20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203703">
                <text:p>10.203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07154">
                <text:p>10.207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10623">
                <text:p>10.210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71032">
                <text:p>10.971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3662">
                <text:p>10.213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03345">
                <text:p>10.203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15433">
                <text:p>10.215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10452">
                <text:p>10.210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11381">
                <text:p>10.211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1591">
                <text:p>10.211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16924">
                <text:p>10.216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205081">
                <text:p>10.205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07958">
                <text:p>10.207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10743">
                <text:p>10.910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07495">
                <text:p>10.207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04306">
                <text:p>10.20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2082">
                <text:p>10.2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12298">
                <text:p>10.2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86426">
                <text:p>10.286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0626">
                <text:p>10.960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32322">
                <text:p>10.232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35803">
                <text:p>10.235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65059">
                <text:p>10.865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36159">
                <text:p>10.236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30361">
                <text:p>10.230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3799">
                <text:p>10.233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1575">
                <text:p>10.21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31374">
                <text:p>10.231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38989">
                <text:p>10.838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26906">
                <text:p>10.226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217602">
                <text:p>10.217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20696">
                <text:p>10.92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72347">
                <text:p>10.972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29015">
                <text:p>10.929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982">
                <text:p>10.974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02925">
                <text:p>10.202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5762">
                <text:p>10.935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46259">
                <text:p>10.246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76225">
                <text:p>10.976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7807">
                <text:p>10.227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74701">
                <text:p>10.974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35637">
                <text:p>10.235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839562">
                <text:p>10.839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17137">
                <text:p>10.217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75393">
                <text:p>10.975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63408">
                <text:p>10.96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220589">
                <text:p>10.22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974891">
                <text:p>10.97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69148">
                <text:p>10.96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232939">
                <text:p>10.23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65393">
                <text:p>10.965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19561">
                <text:p>10.219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18992">
                <text:p>10.918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6597">
                <text:p>10.96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839967">
                <text:p>10.83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68188">
                <text:p>10.968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262">
                <text:p>10.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2979">
                <text:p>10.22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307">
                <text:p>10.22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2619">
                <text:p>10.22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2675">
                <text:p>10.22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297">
                <text:p>10.2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2429">
                <text:p>10.22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775">
                <text:p>10.9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97246">
                <text:p>10.97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2827">
                <text:p>10.92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6501">
                <text:p>10.96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2495">
                <text:p>10.9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296">
                <text:p>10.22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7092">
                <text:p>10.97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87949">
                <text:p>10.87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2906">
                <text:p>10.92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2671">
                <text:p>10.226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354">
                <text:p>10.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083">
                <text:p>10.23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3963">
                <text:p>10.93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84739">
                <text:p>10.84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85043">
                <text:p>10.85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86091">
                <text:p>10.86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602">
                <text:p>11.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0941">
                <text:p>11.0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05951">
                <text:p>11.05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06337">
                <text:p>12.06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14975">
                <text:p>11.14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22722">
                <text:p>10.22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4047">
                <text:p>11.4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2714">
                <text:p>12.42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24806">
                <text:p>11.24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5409">
                <text:p>11.25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611">
                <text:p>11.31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24706">
                <text:p>10.24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22909">
                <text:p>10.22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97467">
                <text:p>10.97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9845">
                <text:p>10.2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8432">
                <text:p>10.98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22834">
                <text:p>10.22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7118">
                <text:p>10.97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23813">
                <text:p>10.2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22867">
                <text:p>10.22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97521">
                <text:p>10.97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22962">
                <text:p>10.22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93579">
                <text:p>10.93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7107">
                <text:p>10.97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2234">
                <text:p>10.2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22999">
                <text:p>10.22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7211">
                <text:p>10.87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5063">
                <text:p>10.95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6273">
                <text:p>10.96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301">
                <text:p>10.2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6811">
                <text:p>10.96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1935">
                <text:p>10.91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22767">
                <text:p>10.22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6095">
                <text:p>10.9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7254">
                <text:p>10.97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3189">
                <text:p>10.23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5216">
                <text:p>10.95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21193">
                <text:p>10.21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6132">
                <text:p>10.96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2637">
                <text:p>10.62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37767">
                <text:p>10.37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2709">
                <text:p>10.227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96971">
                <text:p>10.96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92352">
                <text:p>10.92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3943">
                <text:p>10.83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96146">
                <text:p>10.96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5754">
                <text:p>10.95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84674">
                <text:p>10.84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3413">
                <text:p>10.83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2617">
                <text:p>10.92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7004">
                <text:p>10.97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92151">
                <text:p>10.92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2101">
                <text:p>10.22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1808">
                <text:p>10.21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1007">
                <text:p>10.91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5347">
                <text:p>10.95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1591">
                <text:p>10.91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95075">
                <text:p>10.95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1536">
                <text:p>10.21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2131">
                <text:p>10.22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098">
                <text:p>10.9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03795">
                <text:p>11.03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6539">
                <text:p>10.26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27075">
                <text:p>10.27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636">
                <text:p>10.2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6065">
                <text:p>10.26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87954">
                <text:p>10.87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25301">
                <text:p>10.253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9947">
                <text:p>10.99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87781">
                <text:p>10.87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26061">
                <text:p>10.26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0084">
                <text:p>11.00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26392">
                <text:p>10.26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02306">
                <text:p>11.02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01728">
                <text:p>11.01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1521">
                <text:p>10.91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99891">
                <text:p>10.99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99855">
                <text:p>10.99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5441">
                <text:p>10.95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00631">
                <text:p>11.00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6722">
                <text:p>10.26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97536">
                <text:p>10.97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0319">
                <text:p>10.90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0118">
                <text:p>11.0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0237">
                <text:p>10.9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26352">
                <text:p>10.26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0514">
                <text:p>11.00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25834">
                <text:p>10.25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26213">
                <text:p>10.262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4611">
                <text:p>10.946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95936">
                <text:p>10.95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0084">
                <text:p>11.0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7342">
                <text:p>10.27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6372">
                <text:p>10.263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5995">
                <text:p>10.95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95482">
                <text:p>10.95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0161">
                <text:p>11.0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27048">
                <text:p>10.27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4776">
                <text:p>10.2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99665">
                <text:p>10.99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6845">
                <text:p>10.96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6431">
                <text:p>10.96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6417">
                <text:p>10.26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25684">
                <text:p>10.256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6612">
                <text:p>10.966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00226">
                <text:p>11.00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00259">
                <text:p>11.00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95742">
                <text:p>10.95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5611">
                <text:p>10.256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86973">
                <text:p>10.86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6502">
                <text:p>10.965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5705">
                <text:p>10.25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26214">
                <text:p>10.26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094">
                <text:p>11.0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00535">
                <text:p>11.00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6992">
                <text:p>10.26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25398">
                <text:p>10.253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26389">
                <text:p>10.26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02152">
                <text:p>11.02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27905">
                <text:p>10.27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01443">
                <text:p>11.014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02068">
                <text:p>11.02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00723">
                <text:p>11.007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24831">
                <text:p>10.24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23991">
                <text:p>10.23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636">
                <text:p>10.9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2374">
                <text:p>10.92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2481">
                <text:p>10.8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87904">
                <text:p>10.87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95848">
                <text:p>10.95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1747">
                <text:p>10.21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21623">
                <text:p>10.216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02456">
                <text:p>11.02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2074">
                <text:p>11.020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7701">
                <text:p>10.977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4375">
                <text:p>10.2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85794">
                <text:p>10.85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23773">
                <text:p>10.237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793">
                <text:p>10.9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85406">
                <text:p>10.85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23055">
                <text:p>10.23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7241">
                <text:p>10.97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7962">
                <text:p>10.97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2447">
                <text:p>10.224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5392">
                <text:p>10.953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7797">
                <text:p>10.977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8169">
                <text:p>10.9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23171">
                <text:p>10.231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3949">
                <text:p>10.23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7963">
                <text:p>10.97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3024">
                <text:p>10.23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367">
                <text:p>10.9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11561">
                <text:p>11.11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7501">
                <text:p>11.27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1553">
                <text:p>11.1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2838">
                <text:p>10.22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97712">
                <text:p>10.97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84896">
                <text:p>10.84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22224">
                <text:p>10.22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95638">
                <text:p>10.956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84854">
                <text:p>10.848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1798">
                <text:p>10.21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06375">
                <text:p>11.06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3442">
                <text:p>10.53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3815">
                <text:p>10.23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3757">
                <text:p>10.23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98319">
                <text:p>10.983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98412">
                <text:p>10.98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97807">
                <text:p>10.97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16937">
                <text:p>11.16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6846">
                <text:p>10.6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87333">
                <text:p>12.87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05362">
                <text:p>12.05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30251">
                <text:p>13.30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03001">
                <text:p>15.03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0202">
                <text:p>15.02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9368">
                <text:p>14.093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34047">
                <text:p>13.34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58343">
                <text:p>13.583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42081">
                <text:p>14.420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07661">
                <text:p>14.07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4432">
                <text:p>12.9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06883">
                <text:p>11.06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5197">
                <text:p>10.25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588">
                <text:p>10.2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4448">
                <text:p>10.24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2456">
                <text:p>10.2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25582">
                <text:p>10.255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9925">
                <text:p>10.89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335">
                <text:p>10.9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26617">
                <text:p>10.266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5433">
                <text:p>10.954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5526">
                <text:p>10.95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5861">
                <text:p>10.25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86351">
                <text:p>10.86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228">
                <text:p>11.02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5143">
                <text:p>10.25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25758">
                <text:p>10.25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25064">
                <text:p>10.25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26129">
                <text:p>10.2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00679">
                <text:p>11.00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25713">
                <text:p>10.25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27082">
                <text:p>10.270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26174">
                <text:p>10.26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93489">
                <text:p>10.93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9661">
                <text:p>10.996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9009">
                <text:p>10.99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699">
                <text:p>10.906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2578">
                <text:p>10.25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27663">
                <text:p>10.27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02865">
                <text:p>11.02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28446">
                <text:p>10.28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97764">
                <text:p>10.977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7147">
                <text:p>10.27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26475">
                <text:p>10.26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00206">
                <text:p>11.00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26938">
                <text:p>10.26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27034">
                <text:p>10.27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26343">
                <text:p>10.263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26084">
                <text:p>10.26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25952">
                <text:p>10.25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25719">
                <text:p>10.257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98126">
                <text:p>10.98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0488">
                <text:p>11.0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7164">
                <text:p>10.271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26829">
                <text:p>10.268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27302">
                <text:p>10.273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25423">
                <text:p>10.254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98054">
                <text:p>10.98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26707">
                <text:p>10.26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26845">
                <text:p>10.26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97872">
                <text:p>10.978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00837">
                <text:p>11.008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0168">
                <text:p>11.0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25426">
                <text:p>10.254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2716">
                <text:p>10.2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27975">
                <text:p>10.279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88019">
                <text:p>10.880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27155">
                <text:p>10.27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0163">
                <text:p>11.0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26705">
                <text:p>10.26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97927">
                <text:p>10.979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01121">
                <text:p>11.011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91964">
                <text:p>10.919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89599">
                <text:p>10.895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0067">
                <text:p>11.0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9006">
                <text:p>10.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7225">
                <text:p>10.27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00649">
                <text:p>11.006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82603">
                <text:p>10.82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97645">
                <text:p>10.97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22603">
                <text:p>10.22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23257">
                <text:p>10.23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22536">
                <text:p>10.22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1097">
                <text:p>11.110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02727">
                <text:p>11.02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98738">
                <text:p>10.98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89258">
                <text:p>10.89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23919">
                <text:p>10.239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24191">
                <text:p>10.24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98203">
                <text:p>10.98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97758">
                <text:p>10.97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93552">
                <text:p>10.93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86666">
                <text:p>10.86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05013">
                <text:p>11.050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93351">
                <text:p>10.93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96138">
                <text:p>10.961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22638">
                <text:p>10.22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906">
                <text:p>10.22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96642">
                <text:p>10.966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3214">
                <text:p>10.23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4053">
                <text:p>11.34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15249">
                <text:p>11.15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30355">
                <text:p>11.30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45433">
                <text:p>10.45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25173">
                <text:p>10.25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98439">
                <text:p>10.98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7909">
                <text:p>10.97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55572">
                <text:p>10.55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50902">
                <text:p>10.50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32742">
                <text:p>10.327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1776">
                <text:p>11.017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22865">
                <text:p>11.22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34601">
                <text:p>11.346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52709">
                <text:p>10.527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45863">
                <text:p>10.45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08522">
                <text:p>12.085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57237">
                <text:p>12.572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5501">
                <text:p>11.55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43154">
                <text:p>12.431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64336">
                <text:p>11.64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22584">
                <text:p>12.225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27003">
                <text:p>12.27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4311">
                <text:p>11.943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15551">
                <text:p>12.155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33078">
                <text:p>11.3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8934">
                <text:p>11.89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22135">
                <text:p>11.22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36551">
                <text:p>12.3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0968">
                <text:p>11.209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94307">
                <text:p>10.94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9893">
                <text:p>10.98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94021">
                <text:p>10.94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24561">
                <text:p>10.24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95579">
                <text:p>10.95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4204">
                <text:p>10.24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97608">
                <text:p>10.976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91858">
                <text:p>10.918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22399">
                <text:p>5.0223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58329">
                <text:p>12.583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35833">
                <text:p>10.358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98643">
                <text:p>10.986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92585">
                <text:p>10.925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95735">
                <text:p>10.95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93261">
                <text:p>10.932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93176">
                <text:p>10.93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92746">
                <text:p>10.927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96135">
                <text:p>10.961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95939">
                <text:p>10.959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90833">
                <text:p>10.908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96772">
                <text:p>10.967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22426">
                <text:p>10.224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93967">
                <text:p>10.939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9912">
                <text:p>10.99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23981">
                <text:p>10.23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24127">
                <text:p>10.241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24065">
                <text:p>10.240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94748">
                <text:p>10.947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5175">
                <text:p>10.25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98349">
                <text:p>10.98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6011">
                <text:p>10.96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95122">
                <text:p>10.951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414">
                <text:p>10.24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96193">
                <text:p>10.961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98372">
                <text:p>10.983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8543">
                <text:p>10.85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25569">
                <text:p>10.255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99371">
                <text:p>10.993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25584">
                <text:p>10.255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24157">
                <text:p>10.241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9897">
                <text:p>10.98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98149">
                <text:p>10.98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26583">
                <text:p>10.265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24722">
                <text:p>10.247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25579">
                <text:p>10.255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0023">
                <text:p>11.00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26444">
                <text:p>10.264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98543">
                <text:p>10.985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99986">
                <text:p>10.999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99312">
                <text:p>10.993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25027">
                <text:p>10.250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25206">
                <text:p>10.252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24556">
                <text:p>10.24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25305">
                <text:p>10.25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9629">
                <text:p>10.996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86584">
                <text:p>10.865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24996">
                <text:p>10.249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98849">
                <text:p>10.98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99671">
                <text:p>10.996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95824">
                <text:p>10.958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24769">
                <text:p>10.247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25966">
                <text:p>10.25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26154">
                <text:p>10.261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90942">
                <text:p>10.909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25871">
                <text:p>10.25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5728">
                <text:p>10.257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5246">
                <text:p>10.252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99095">
                <text:p>10.990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98885">
                <text:p>10.98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9889">
                <text:p>10.98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98983">
                <text:p>10.989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94293">
                <text:p>10.942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00676">
                <text:p>11.006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91175">
                <text:p>10.911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94978">
                <text:p>10.949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25178">
                <text:p>10.25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25109">
                <text:p>10.25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8462">
                <text:p>10.84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96769">
                <text:p>10.967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83656">
                <text:p>10.836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96552">
                <text:p>10.965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1841">
                <text:p>10.218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96771">
                <text:p>10.967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91356">
                <text:p>10.91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02347">
                <text:p>11.02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